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0000" draw:textarea-horizontal-align="justify" draw:textarea-vertical-align="middle" draw:auto-grow-height="false" fo:min-height="1.25cm" fo:min-width="24cm"/>
    </style:style>
    <style:style style:name="gr2" style:family="graphic" style:parent-style-name="standard">
      <style:graphic-properties draw:fill="solid" draw:fill-color="#00dc00" draw:textarea-horizontal-align="justify" draw:textarea-vertical-align="middle" draw:auto-grow-height="false" fo:min-height="1.25cm" fo:min-width="3cm"/>
    </style:style>
    <style:style style:name="gr3" style:family="graphic" style:parent-style-name="standard">
      <style:graphic-properties draw:fill="solid" draw:fill-color="#00dc00" draw:textarea-horizontal-align="justify" draw:textarea-vertical-align="middle" draw:auto-grow-height="false" fo:min-height="1.25cm" fo:min-width="6.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objectwithoutfill">
      <style:graphic-properties svg:stroke-width="0.05cm" svg:stroke-color="#000000" draw:marker-start="Extrémités_20_de_20_flèche_20_1" draw:marker-start-width="0.28cm" draw:marker-end="Extrémités_20_de_20_flèche_20_2" draw:marker-end-width="0.28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="solid" draw:fill-color="#00dc00" draw:textarea-horizontal-align="justify" draw:textarea-vertical-align="middle" draw:auto-grow-height="false" fo:min-height="0.45cm" fo:min-width="2.2cm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 fo:min-height="0.45cm" fo:min-width="2.2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11" style:family="graphic" style:parent-style-name="objectwithoutfill">
      <style:graphic-properties draw:stroke="dash" draw:stroke-dash="Double_20_Dash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/>
    </style:style>
    <style:style style:name="gr12" style:family="graphic" style:parent-style-name="objectwithoutfill">
      <style:graphic-properties svg:stroke-width="0.05cm" svg:stroke-color="#000000" draw:marker-start="Extrémités_20_de_20_flèche_20_1" draw:marker-start-width="0.28cm" draw:marker-end="" draw:marker-end-width="0.28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  <style:paragraph-properties style:writing-mode="lr-tb"/>
    </style:style>
    <style:style style:name="gr14" style:family="graphic" style:parent-style-name="standard">
      <style:graphic-properties draw:fill="solid" draw:fill-color="#00dc00" draw:textarea-horizontal-align="justify" draw:textarea-vertical-align="middle" draw:auto-grow-height="false" fo:min-height="1.25cm" fo:min-width="1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8" style:family="graphic" style:parent-style-name="standard">
      <style:graphic-properties draw:fill="solid" draw:fill-color="#ff0000" draw:textarea-horizontal-align="justify" draw:textarea-vertical-align="middle" draw:auto-grow-height="false" fo:min-height="1.033cm" fo:min-width="24cm"/>
    </style:style>
    <style:style style:name="gr19" style:family="graphic" style:parent-style-name="standard">
      <style:graphic-properties draw:fill="solid" draw:fill-color="#00dc00" draw:textarea-horizontal-align="justify" draw:textarea-vertical-align="middle" draw:auto-grow-height="false" fo:min-height="1.033cm" fo:min-width="3cm"/>
    </style:style>
    <style:style style:name="gr20" style:family="graphic" style:parent-style-name="standard">
      <style:graphic-properties draw:fill="solid" draw:fill-color="#00dc00" draw:textarea-horizontal-align="justify" draw:textarea-vertical-align="middle" draw:auto-grow-height="false" fo:min-height="1.033cm" fo:min-width="6.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7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81cm"/>
      <style:paragraph-properties style:writing-mode="lr-tb"/>
    </style:style>
    <style:style style:name="gr23" style:family="graphic" style:parent-style-name="standard">
      <style:graphic-properties draw:fill="solid" draw:fill-color="#ff0000" draw:textarea-horizontal-align="justify" draw:textarea-vertical-align="middle" draw:auto-grow-height="false" fo:min-height="0.565cm" fo:min-width="11cm"/>
    </style:style>
    <style:style style:name="gr24" style:family="graphic" style:parent-style-name="standard">
      <style:graphic-properties draw:fill="solid" draw:fill-color="#00dc00" draw:textarea-horizontal-align="justify" draw:textarea-vertical-align="middle" draw:auto-grow-height="false" fo:min-height="0.565cm" fo:min-width="1.143cm"/>
    </style:style>
    <style:style style:name="gr25" style:family="graphic" style:parent-style-name="standard">
      <style:graphic-properties draw:fill="solid" draw:fill-color="#00dc00" draw:textarea-horizontal-align="justify" draw:textarea-vertical-align="middle" draw:auto-grow-height="false" fo:min-height="0.565cm" fo:min-width="2.785cm"/>
    </style:style>
    <style:style style:name="gr26" style:family="graphic" style:parent-style-name="standard">
      <style:graphic-properties draw:fill="solid" draw:fill-color="#00dc00" draw:textarea-horizontal-align="justify" draw:textarea-vertical-align="middle" draw:auto-grow-height="false" fo:min-height="0.565cm" fo:min-width="2.786cm"/>
    </style:style>
    <style:style style:name="gr27" style:family="graphic" style:parent-style-name="standard">
      <style:graphic-properties draw:fill="solid" draw:fill-color="#ff0000" draw:textarea-horizontal-align="justify" draw:textarea-vertical-align="middle" draw:auto-grow-height="false" fo:min-height="0.566cm" fo:min-width="13.2cm"/>
    </style:style>
    <style:style style:name="gr28" style:family="graphic" style:parent-style-name="standard">
      <style:graphic-properties draw:fill="solid" draw:fill-color="#00dc00" draw:textarea-horizontal-align="justify" draw:textarea-vertical-align="middle" draw:auto-grow-height="false" fo:min-height="0.565cm" fo:min-width="3.98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41cm"/>
      <style:paragraph-properties style:writing-mode="lr-tb"/>
    </style:style>
    <style:style style:name="gr30" style:family="graphic" style:parent-style-name="objectwithoutfill">
      <style:graphic-properties draw:stroke="dash" draw:stroke-dash="Dash"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31" style:family="graphic" style:parent-style-name="objectwithoutfill">
      <style:graphic-properties svg:stroke-width="0.1cm" svg:stroke-color="#000000" draw:marker-start="Arrow_20_short" draw:marker-start-width="0.35cm" draw:marker-end="Arrow_20_short" draw:marker-end-width="0.35cm" draw:fill="none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fill="solid" draw:fill-color="#00dc00" draw:textarea-horizontal-align="justify" draw:textarea-vertical-align="middle" draw:auto-grow-height="false" fo:min-height="0.45cm" fo:min-width="3.3cm"/>
    </style:style>
    <style:style style:name="gr33" style:family="graphic" style:parent-style-name="standard">
      <style:graphic-properties draw:fill="solid" draw:fill-color="#00dc00" draw:textarea-horizontal-align="justify" draw:textarea-vertical-align="middle" draw:auto-grow-height="false" fo:min-height="0.45cm" fo:min-width="2.7cm"/>
    </style:style>
    <style:style style:name="gr34" style:family="graphic" style:parent-style-name="standard">
      <style:graphic-properties draw:fill="solid" draw:fill-color="#00dc00" draw:textarea-horizontal-align="justify" draw:textarea-vertical-align="middle" draw:auto-grow-height="false" fo:min-height="0.45cm" fo:min-width="1.8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0000"/>
      <style:paragraph-properties fo:text-align="center"/>
    </style:style>
    <style:style style:name="P2" style:family="paragraph">
      <loext:graphic-properties draw:fill="solid" draw:fill-color="#00dc00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3pt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language="en" fo:country="US"/>
    </style:style>
    <style:style style:name="T2" style:family="text">
      <style:text-properties fo:font-size="13pt"/>
    </style:style>
    <style:style style:name="T3" style:family="text">
      <style:text-properties fo:font-size="18pt"/>
    </style:style>
    <style:style style:name="T4" style:family="text">
      <style:text-properties fo:color="#0000ff" loext:opacity="100%"/>
    </style:style>
    <style:style style:name="T5" style:family="text">
      <style:text-properties fo:color="#dc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4.5cm" svg:height="1.5cm" svg:x="2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cm" svg:y="6.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cm" svg:y="4.038cm">
          <draw:text-box>
            <text:p><text:span text:style-name="T1">basic</text:span>_test.gff3</text:p>
          </draw:text-box>
        </draw:frame>
        <draw:line draw:style-name="gr5" draw:text-style-name="P4" draw:layer="layout" svg:x1="2cm" svg:y1="8.5cm" svg:x2="5.5cm" svg:y2="8.5cm">
          <text:p/>
        </draw:line>
        <draw:line draw:style-name="gr5" draw:text-style-name="P4" draw:layer="layout" svg:x1="7.5cm" svg:y1="8.5cm" svg:x2="14.5cm" svg:y2="8.5cm">
          <text:p/>
        </draw:line>
        <draw:line draw:style-name="gr5" draw:text-style-name="P4" draw:layer="layout" svg:x1="14.5cm" svg:y1="5.8cm" svg:x2="19.5cm" svg:y2="5.8cm">
          <text:p/>
        </draw:line>
        <draw:line draw:style-name="gr5" draw:text-style-name="P4" draw:layer="layout" svg:x1="5.5cm" svg:y1="5.8cm" svg:x2="7.5cm" svg:y2="5.8cm">
          <text:p/>
        </draw:line>
        <draw:line draw:style-name="gr5" draw:text-style-name="P4" draw:layer="layout" svg:x1="19.5cm" svg:y1="8.5cm" svg:x2="26.5cm" svg:y2="8.5cm">
          <text:p/>
        </draw:line>
        <draw:frame draw:style-name="gr4" draw:text-style-name="P6" draw:layer="layout" svg:width="3cm" svg:height="0.962cm" svg:x="2cm" svg:y="8.9cm">
          <draw:text-box>
            <text:p text:style-name="P5">30</text:p>
          </draw:text-box>
        </draw:frame>
        <draw:frame draw:style-name="gr4" draw:text-style-name="P6" draw:layer="layout" svg:width="3cm" svg:height="0.962cm" svg:x="5cm" svg:y="4.6cm">
          <draw:text-box>
            <text:p text:style-name="P5">20</text:p>
          </draw:text-box>
        </draw:frame>
        <draw:frame draw:style-name="gr4" draw:text-style-name="P6" draw:layer="layout" svg:width="3cm" svg:height="0.962cm" svg:x="9.5cm" svg:y="8.9cm">
          <draw:text-box>
            <text:p text:style-name="P5">60</text:p>
          </draw:text-box>
        </draw:frame>
        <draw:frame draw:style-name="gr4" draw:text-style-name="P6" draw:layer="layout" svg:width="3cm" svg:height="0.962cm" svg:x="15.5cm" svg:y="4.6cm">
          <draw:text-box>
            <text:p text:style-name="P5">30</text:p>
          </draw:text-box>
        </draw:frame>
        <draw:frame draw:style-name="gr4" draw:text-style-name="P6" draw:layer="layout" svg:width="3cm" svg:height="0.962cm" svg:x="15.5cm" svg:y="4.6cm">
          <draw:text-box>
            <text:p text:style-name="P5">30</text:p>
          </draw:text-box>
        </draw:frame>
        <draw:frame draw:style-name="gr4" draw:text-style-name="P6" draw:layer="layout" svg:width="3cm" svg:height="0.962cm" svg:x="21.7cm" svg:y="8.9cm">
          <draw:text-box>
            <text:p text:style-name="P5">60</text:p>
          </draw:text-box>
        </draw:frame>
        <draw:custom-shape draw:style-name="gr6" draw:text-style-name="P2" draw:layer="layout" svg:width="2.7cm" svg:height="0.7cm" svg:x="20.5cm" svg:y="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3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1.9cm">
          <draw:text-box>
            <text:p>Exon</text:p>
          </draw:text-box>
        </draw:frame>
        <draw:frame draw:style-name="gr4" draw:text-style-name="P3" draw:layer="layout" svg:width="2.5cm" svg:height="0.962cm" svg:x="23.5cm" svg:y="3.2cm">
          <draw:text-box>
            <text:p>Intron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1" draw:text-style-name="P1" draw:layer="layout" svg:width="24.5cm" svg:height="1.5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cm" svg:y="10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cm" svg:y="8.4cm">
          <draw:text-box>
            <text:p>identical_test.gff3</text:p>
          </draw:text-box>
        </draw:frame>
        <draw:line draw:style-name="gr5" draw:text-style-name="P4" draw:layer="layout" svg:x1="2cm" svg:y1="12.3cm" svg:x2="5.5cm" svg:y2="12.3cm">
          <text:p/>
        </draw:line>
        <draw:line draw:style-name="gr5" draw:text-style-name="P4" draw:layer="layout" svg:x1="7.5cm" svg:y1="12.3cm" svg:x2="14.5cm" svg:y2="12.3cm">
          <text:p/>
        </draw:line>
        <draw:line draw:style-name="gr5" draw:text-style-name="P4" draw:layer="layout" svg:x1="14.5cm" svg:y1="9.6cm" svg:x2="19.5cm" svg:y2="9.6cm">
          <text:p/>
        </draw:line>
        <draw:line draw:style-name="gr5" draw:text-style-name="P4" draw:layer="layout" svg:x1="5.5cm" svg:y1="9.6cm" svg:x2="7.5cm" svg:y2="9.6cm">
          <text:p/>
        </draw:line>
        <draw:line draw:style-name="gr5" draw:text-style-name="P4" draw:layer="layout" svg:x1="19.5cm" svg:y1="12.3cm" svg:x2="26.5cm" svg:y2="12.3cm">
          <text:p/>
        </draw:line>
        <draw:frame draw:style-name="gr4" draw:text-style-name="P6" draw:layer="layout" svg:width="3cm" svg:height="0.962cm" svg:x="2cm" svg:y="12.7cm">
          <draw:text-box>
            <text:p text:style-name="P5">30</text:p>
          </draw:text-box>
        </draw:frame>
        <draw:frame draw:style-name="gr4" draw:text-style-name="P6" draw:layer="layout" svg:width="3cm" svg:height="0.962cm" svg:x="5cm" svg:y="8.4cm">
          <draw:text-box>
            <text:p text:style-name="P5">20</text:p>
          </draw:text-box>
        </draw:frame>
        <draw:frame draw:style-name="gr4" draw:text-style-name="P6" draw:layer="layout" svg:width="3cm" svg:height="0.962cm" svg:x="9.5cm" svg:y="12.7cm">
          <draw:text-box>
            <text:p text:style-name="P5">60</text:p>
          </draw:text-box>
        </draw:frame>
        <draw:frame draw:style-name="gr4" draw:text-style-name="P6" draw:layer="layout" svg:width="3cm" svg:height="0.962cm" svg:x="15.5cm" svg:y="8.4cm">
          <draw:text-box>
            <text:p text:style-name="P5">30</text:p>
          </draw:text-box>
        </draw:frame>
        <draw:frame draw:style-name="gr4" draw:text-style-name="P6" draw:layer="layout" svg:width="3cm" svg:height="0.962cm" svg:x="15.5cm" svg:y="8.4cm">
          <draw:text-box>
            <text:p text:style-name="P5">30</text:p>
          </draw:text-box>
        </draw:frame>
        <draw:frame draw:style-name="gr4" draw:text-style-name="P6" draw:layer="layout" svg:width="3cm" svg:height="0.962cm" svg:x="21.7cm" svg:y="12.7cm">
          <draw:text-box>
            <text:p text:style-name="P5">60</text:p>
          </draw:text-box>
        </draw:frame>
        <draw:custom-shape draw:style-name="gr6" draw:text-style-name="P2" draw:layer="layout" svg:width="2.7cm" svg:height="0.7cm" svg:x="20.5cm" svg:y="0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1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0.5cm">
          <draw:text-box>
            <text:p>Exon</text:p>
          </draw:text-box>
        </draw:frame>
        <draw:frame draw:style-name="gr4" draw:text-style-name="P3" draw:layer="layout" svg:width="2.5cm" svg:height="0.962cm" svg:x="23.5cm" svg:y="1.8cm">
          <draw:text-box>
            <text:p>Intron</text:p>
          </draw:text-box>
        </draw:frame>
        <draw:frame draw:style-name="gr9" draw:text-style-name="P3" draw:layer="layout" svg:width="6cm" svg:height="1.673cm" svg:x="17.6cm" svg:y="13.6cm">
          <draw:text-box>
            <text:p>Identity : 150/150 = 100 %</text:p>
          </draw:text-box>
        </draw:frame>
        <draw:custom-shape draw:style-name="gr1" draw:text-style-name="P1" draw:layer="layout" svg:width="24.5cm" svg:height="1.5cm" svg:x="2.00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.00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0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01cm" svg:y="5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01cm" svg:y="2.638cm">
          <draw:text-box>
            <text:p><text:span text:style-name="T1">basic</text:span>_test.gff3</text:p>
          </draw:text-box>
        </draw:frame>
        <draw:line draw:style-name="gr5" draw:text-style-name="P4" draw:layer="layout" svg:x1="2.001cm" svg:y1="7.1cm" svg:x2="5.501cm" svg:y2="7.1cm">
          <text:p/>
        </draw:line>
        <draw:line draw:style-name="gr5" draw:text-style-name="P4" draw:layer="layout" svg:x1="7.501cm" svg:y1="7.1cm" svg:x2="14.501cm" svg:y2="7.1cm">
          <text:p/>
        </draw:line>
        <draw:line draw:style-name="gr5" draw:text-style-name="P4" draw:layer="layout" svg:x1="14.501cm" svg:y1="4.4cm" svg:x2="19.501cm" svg:y2="4.4cm">
          <text:p/>
        </draw:line>
        <draw:line draw:style-name="gr5" draw:text-style-name="P4" draw:layer="layout" svg:x1="5.501cm" svg:y1="4.4cm" svg:x2="7.501cm" svg:y2="4.4cm">
          <text:p/>
        </draw:line>
        <draw:line draw:style-name="gr5" draw:text-style-name="P4" draw:layer="layout" svg:x1="19.501cm" svg:y1="7.1cm" svg:x2="26.501cm" svg:y2="7.1cm">
          <text:p/>
        </draw:line>
        <draw:frame draw:style-name="gr4" draw:text-style-name="P6" draw:layer="layout" svg:width="3cm" svg:height="0.962cm" svg:x="2.001cm" svg:y="7.5cm">
          <draw:text-box>
            <text:p text:style-name="P5">30</text:p>
          </draw:text-box>
        </draw:frame>
        <draw:frame draw:style-name="gr4" draw:text-style-name="P6" draw:layer="layout" svg:width="3cm" svg:height="0.962cm" svg:x="5.001cm" svg:y="3.2cm">
          <draw:text-box>
            <text:p text:style-name="P5">20</text:p>
          </draw:text-box>
        </draw:frame>
        <draw:frame draw:style-name="gr4" draw:text-style-name="P6" draw:layer="layout" svg:width="3cm" svg:height="0.962cm" svg:x="9.501cm" svg:y="7.5cm">
          <draw:text-box>
            <text:p text:style-name="P5">60</text:p>
          </draw:text-box>
        </draw:frame>
        <draw:frame draw:style-name="gr4" draw:text-style-name="P6" draw:layer="layout" svg:width="3cm" svg:height="0.962cm" svg:x="15.501cm" svg:y="3.2cm">
          <draw:text-box>
            <text:p text:style-name="P5">30</text:p>
          </draw:text-box>
        </draw:frame>
        <draw:frame draw:style-name="gr4" draw:text-style-name="P6" draw:layer="layout" svg:width="3cm" svg:height="0.962cm" svg:x="15.501cm" svg:y="3.2cm">
          <draw:text-box>
            <text:p text:style-name="P5">30</text:p>
          </draw:text-box>
        </draw:frame>
        <draw:frame draw:style-name="gr4" draw:text-style-name="P6" draw:layer="layout" svg:width="3cm" svg:height="0.962cm" svg:x="21.701cm" svg:y="7.5cm">
          <draw:text-box>
            <text:p text:style-name="P5">60</text:p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custom-shape draw:style-name="gr1" draw:text-style-name="P1" draw:layer="layout" svg:width="24.5cm" svg:height="1.5cm" svg:x="2cm" svg:y="10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cm" svg:y="1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cm" svg:y="10.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cm" svg:y="8.738cm">
          <draw:text-box>
            <text:p>minus-CDS_test.gff3</text:p>
          </draw:text-box>
        </draw:frame>
        <draw:line draw:style-name="gr5" draw:text-style-name="P4" draw:layer="layout" svg:x1="2cm" svg:y1="12.7cm" svg:x2="5.5cm" svg:y2="12.7cm">
          <text:p/>
        </draw:line>
        <draw:line draw:style-name="gr5" draw:text-style-name="P4" draw:layer="layout" svg:x1="5.5cm" svg:y1="10cm" svg:x2="19.5cm" svg:y2="10cm">
          <text:p/>
        </draw:line>
        <draw:line draw:style-name="gr5" draw:text-style-name="P4" draw:layer="layout" svg:x1="19.5cm" svg:y1="12.7cm" svg:x2="26.5cm" svg:y2="12.7cm">
          <text:p/>
        </draw:line>
        <draw:frame draw:style-name="gr4" draw:text-style-name="P6" draw:layer="layout" svg:width="3cm" svg:height="0.962cm" svg:x="2cm" svg:y="13.1cm">
          <draw:text-box>
            <text:p text:style-name="P5">30</text:p>
          </draw:text-box>
        </draw:frame>
        <draw:frame draw:style-name="gr4" draw:text-style-name="P6" draw:layer="layout" svg:width="3cm" svg:height="0.962cm" svg:x="10.4cm" svg:y="8.8cm">
          <draw:text-box>
            <text:p text:style-name="P5">110</text:p>
          </draw:text-box>
        </draw:frame>
        <draw:frame draw:style-name="gr4" draw:text-style-name="P6" draw:layer="layout" svg:width="3cm" svg:height="0.962cm" svg:x="21.7cm" svg:y="13.1cm">
          <draw:text-box>
            <text:p text:style-name="P5">60</text:p>
          </draw:text-box>
        </draw:frame>
        <draw:custom-shape draw:style-name="gr6" draw:text-style-name="P2" draw:layer="layout" svg:width="2.7cm" svg:height="0.7cm" svg:x="20.5cm" svg:y="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3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1.9cm">
          <draw:text-box>
            <text:p>Exon</text:p>
          </draw:text-box>
        </draw:frame>
        <draw:frame draw:style-name="gr4" draw:text-style-name="P3" draw:layer="layout" svg:width="2.5cm" svg:height="0.962cm" svg:x="23.5cm" svg:y="3.2cm">
          <draw:text-box>
            <text:p>Intron</text:p>
          </draw:text-box>
        </draw:frame>
        <draw:frame draw:style-name="gr9" draw:text-style-name="P3" draw:layer="layout" svg:width="6cm" svg:height="1.673cm" svg:x="17.6cm" svg:y="13.9cm">
          <draw:text-box>
            <text:p>Identity : 90/150 = 60 %</text:p>
          </draw:text-box>
        </draw:frame>
        <draw:custom-shape draw:style-name="gr1" draw:text-style-name="P1" draw:layer="layout" svg:width="24.5cm" svg:height="1.5cm" svg:x="2.002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.002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02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02cm" svg:y="5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02cm" svg:y="2.638cm">
          <draw:text-box>
            <text:p>basic_test.gff3</text:p>
          </draw:text-box>
        </draw:frame>
        <draw:line draw:style-name="gr5" draw:text-style-name="P4" draw:layer="layout" svg:x1="2.002cm" svg:y1="7.1cm" svg:x2="5.502cm" svg:y2="7.1cm">
          <text:p/>
        </draw:line>
        <draw:line draw:style-name="gr5" draw:text-style-name="P4" draw:layer="layout" svg:x1="7.502cm" svg:y1="7.1cm" svg:x2="14.502cm" svg:y2="7.1cm">
          <text:p/>
        </draw:line>
        <draw:line draw:style-name="gr5" draw:text-style-name="P4" draw:layer="layout" svg:x1="14.502cm" svg:y1="4.4cm" svg:x2="19.502cm" svg:y2="4.4cm">
          <text:p/>
        </draw:line>
        <draw:line draw:style-name="gr5" draw:text-style-name="P4" draw:layer="layout" svg:x1="5.502cm" svg:y1="4.4cm" svg:x2="7.502cm" svg:y2="4.4cm">
          <text:p/>
        </draw:line>
        <draw:line draw:style-name="gr5" draw:text-style-name="P4" draw:layer="layout" svg:x1="19.502cm" svg:y1="7.1cm" svg:x2="26.502cm" svg:y2="7.1cm">
          <text:p/>
        </draw:line>
        <draw:frame draw:style-name="gr4" draw:text-style-name="P6" draw:layer="layout" svg:width="3cm" svg:height="0.962cm" svg:x="2.002cm" svg:y="7.5cm">
          <draw:text-box>
            <text:p text:style-name="P5">30</text:p>
          </draw:text-box>
        </draw:frame>
        <draw:frame draw:style-name="gr4" draw:text-style-name="P6" draw:layer="layout" svg:width="3cm" svg:height="0.962cm" svg:x="5.002cm" svg:y="3.2cm">
          <draw:text-box>
            <text:p text:style-name="P5">20</text:p>
          </draw:text-box>
        </draw:frame>
        <draw:frame draw:style-name="gr4" draw:text-style-name="P6" draw:layer="layout" svg:width="3cm" svg:height="0.962cm" svg:x="9.502cm" svg:y="7.5cm">
          <draw:text-box>
            <text:p text:style-name="P5">60</text:p>
          </draw:text-box>
        </draw:frame>
        <draw:frame draw:style-name="gr4" draw:text-style-name="P6" draw:layer="layout" svg:width="3cm" svg:height="0.962cm" svg:x="15.502cm" svg:y="3.2cm">
          <draw:text-box>
            <text:p text:style-name="P5">30</text:p>
          </draw:text-box>
        </draw:frame>
        <draw:frame draw:style-name="gr4" draw:text-style-name="P6" draw:layer="layout" svg:width="3cm" svg:height="0.962cm" svg:x="15.502cm" svg:y="3.2cm">
          <draw:text-box>
            <text:p text:style-name="P5">30</text:p>
          </draw:text-box>
        </draw:frame>
        <draw:frame draw:style-name="gr4" draw:text-style-name="P6" draw:layer="layout" svg:width="3cm" svg:height="0.962cm" svg:x="21.702cm" svg:y="7.5cm">
          <draw:text-box>
            <text:p text:style-name="P5">60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custom-shape draw:style-name="gr1" draw:text-style-name="P1" draw:layer="layout" svg:width="24.5cm" svg:height="1.5cm" svg:x="2cm" svg:y="10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cm" svg:y="1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cm" svg:y="1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cm" svg:y="10.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6cm" svg:y="9.1cm">
          <draw:text-box>
            <text:p>shift_test.gff3</text:p>
          </draw:text-box>
        </draw:frame>
        <draw:line draw:style-name="gr5" draw:text-style-name="P4" draw:layer="layout" svg:x1="2cm" svg:y1="12.7cm" svg:x2="5.5cm" svg:y2="12.7cm">
          <text:p/>
        </draw:line>
        <draw:line draw:style-name="gr5" draw:text-style-name="P4" draw:layer="layout" svg:x1="8cm" svg:y1="12.7cm" svg:x2="14.5cm" svg:y2="12.7cm">
          <text:p/>
        </draw:line>
        <draw:line draw:style-name="gr5" draw:text-style-name="P4" draw:layer="layout" svg:x1="14.5cm" svg:y1="10cm" svg:x2="19.5cm" svg:y2="10cm">
          <text:p/>
        </draw:line>
        <draw:line draw:style-name="gr5" draw:text-style-name="P4" draw:layer="layout" svg:x1="5.5cm" svg:y1="10cm" svg:x2="7.5cm" svg:y2="10cm">
          <text:p/>
        </draw:line>
        <draw:line draw:style-name="gr5" draw:text-style-name="P4" draw:layer="layout" svg:x1="19.5cm" svg:y1="12.7cm" svg:x2="26.5cm" svg:y2="12.7cm">
          <text:p/>
        </draw:line>
        <draw:frame draw:style-name="gr4" draw:text-style-name="P6" draw:layer="layout" svg:width="3cm" svg:height="0.962cm" svg:x="2cm" svg:y="13.1cm">
          <draw:text-box>
            <text:p text:style-name="P5">30</text:p>
          </draw:text-box>
        </draw:frame>
        <draw:frame draw:style-name="gr4" draw:text-style-name="P6" draw:layer="layout" svg:width="3cm" svg:height="0.962cm" svg:x="5cm" svg:y="8.8cm">
          <draw:text-box>
            <text:p text:style-name="P5">20</text:p>
          </draw:text-box>
        </draw:frame>
        <draw:frame draw:style-name="gr4" draw:text-style-name="P6" draw:layer="layout" svg:width="3cm" svg:height="0.962cm" svg:x="9.5cm" svg:y="13.1cm">
          <draw:text-box>
            <text:p text:style-name="P5">59</text:p>
          </draw:text-box>
        </draw:frame>
        <draw:frame draw:style-name="gr4" draw:text-style-name="P6" draw:layer="layout" svg:width="3cm" svg:height="0.962cm" svg:x="15.5cm" svg:y="8.8cm">
          <draw:text-box>
            <text:p text:style-name="P5">30</text:p>
          </draw:text-box>
        </draw:frame>
        <draw:frame draw:style-name="gr4" draw:text-style-name="P6" draw:layer="layout" svg:width="3cm" svg:height="0.962cm" svg:x="15.5cm" svg:y="8.8cm">
          <draw:text-box>
            <text:p text:style-name="P5">30</text:p>
          </draw:text-box>
        </draw:frame>
        <draw:frame draw:style-name="gr4" draw:text-style-name="P6" draw:layer="layout" svg:width="3cm" svg:height="0.962cm" svg:x="21.7cm" svg:y="13.1cm">
          <draw:text-box>
            <text:p text:style-name="P5">60</text:p>
          </draw:text-box>
        </draw:frame>
        <draw:custom-shape draw:style-name="gr6" draw:text-style-name="P2" draw:layer="layout" svg:width="2.7cm" svg:height="0.7cm" svg:x="20.5cm" svg:y="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3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1.9cm">
          <draw:text-box>
            <text:p>Exon</text:p>
          </draw:text-box>
        </draw:frame>
        <draw:frame draw:style-name="gr4" draw:text-style-name="P3" draw:layer="layout" svg:width="2.5cm" svg:height="0.962cm" svg:x="23.5cm" svg:y="3.2cm">
          <draw:text-box>
            <text:p>Intron</text:p>
          </draw:text-box>
        </draw:frame>
        <draw:frame draw:style-name="gr9" draw:text-style-name="P3" draw:layer="layout" svg:width="6cm" svg:height="1.673cm" svg:x="17.6cm" svg:y="13.7cm">
          <draw:text-box>
            <text:p>Identity : 30/150 = 20 %</text:p>
          </draw:text-box>
        </draw:frame>
        <draw:line draw:style-name="gr10" draw:text-style-name="P4" draw:layer="layout" svg:x1="7.5cm" svg:y1="9.7cm" svg:x2="7.5cm" svg:y2="10.7cm">
          <text:p/>
        </draw:line>
        <draw:line draw:style-name="gr10" draw:text-style-name="P4" draw:layer="layout" svg:x1="7.5cm" svg:y1="9.7cm" svg:x2="7.8cm" svg:y2="9.7cm">
          <text:p/>
        </draw:line>
        <draw:line draw:style-name="gr10" draw:text-style-name="P4" draw:layer="layout" svg:x1="7.8cm" svg:y1="9.7cm" svg:x2="7.8cm" svg:y2="10.7cm">
          <text:p/>
        </draw:line>
        <draw:line draw:style-name="gr11" draw:text-style-name="P4" draw:layer="layout" svg:x1="7.8cm" svg:y1="10.7cm" svg:x2="7.8cm" svg:y2="12.2cm">
          <text:p/>
        </draw:line>
        <draw:line draw:style-name="gr11" draw:text-style-name="P4" draw:layer="layout" svg:x1="7.5cm" svg:y1="10.7cm" svg:x2="7.5cm" svg:y2="12.2cm">
          <text:p/>
        </draw:line>
        <draw:line draw:style-name="gr12" draw:text-style-name="P4" draw:layer="layout" svg:x1="7.948cm" svg:y1="9.682cm" svg:x2="9.5cm" svg:y2="8.7cm">
          <text:p/>
        </draw:line>
        <draw:frame draw:style-name="gr13" draw:text-style-name="P8" draw:layer="layout" svg:width="5.5cm" svg:height="1.787cm" svg:x="9.5cm" svg:y="8.213cm">
          <draw:text-box>
            <text:p><text:span text:style-name="T2">Start of the second exon one nucleotide late</text:span></text:p>
          </draw:text-box>
        </draw:frame>
        <draw:custom-shape draw:style-name="gr1" draw:text-style-name="P1" draw:layer="layout" svg:width="24.5cm" svg:height="1.5cm" svg:x="2.002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.002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02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02cm" svg:y="5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02cm" svg:y="2.638cm">
          <draw:text-box>
            <text:p>basic_test.gff3</text:p>
          </draw:text-box>
        </draw:frame>
        <draw:line draw:style-name="gr5" draw:text-style-name="P4" draw:layer="layout" svg:x1="2.002cm" svg:y1="7.1cm" svg:x2="5.502cm" svg:y2="7.1cm">
          <text:p/>
        </draw:line>
        <draw:line draw:style-name="gr5" draw:text-style-name="P4" draw:layer="layout" svg:x1="7.502cm" svg:y1="7.1cm" svg:x2="14.502cm" svg:y2="7.1cm">
          <text:p/>
        </draw:line>
        <draw:line draw:style-name="gr5" draw:text-style-name="P4" draw:layer="layout" svg:x1="14.502cm" svg:y1="4.4cm" svg:x2="19.502cm" svg:y2="4.4cm">
          <text:p/>
        </draw:line>
        <draw:line draw:style-name="gr5" draw:text-style-name="P4" draw:layer="layout" svg:x1="5.502cm" svg:y1="4.4cm" svg:x2="7.502cm" svg:y2="4.4cm">
          <text:p/>
        </draw:line>
        <draw:line draw:style-name="gr5" draw:text-style-name="P4" draw:layer="layout" svg:x1="19.502cm" svg:y1="7.1cm" svg:x2="26.502cm" svg:y2="7.1cm">
          <text:p/>
        </draw:line>
        <draw:frame draw:style-name="gr4" draw:text-style-name="P6" draw:layer="layout" svg:width="3cm" svg:height="0.962cm" svg:x="2.002cm" svg:y="7.5cm">
          <draw:text-box>
            <text:p text:style-name="P5">30</text:p>
          </draw:text-box>
        </draw:frame>
        <draw:frame draw:style-name="gr4" draw:text-style-name="P6" draw:layer="layout" svg:width="3cm" svg:height="0.962cm" svg:x="5.002cm" svg:y="3.2cm">
          <draw:text-box>
            <text:p text:style-name="P5">20</text:p>
          </draw:text-box>
        </draw:frame>
        <draw:frame draw:style-name="gr4" draw:text-style-name="P6" draw:layer="layout" svg:width="3cm" svg:height="0.962cm" svg:x="9.502cm" svg:y="7.5cm">
          <draw:text-box>
            <text:p text:style-name="P5">60</text:p>
          </draw:text-box>
        </draw:frame>
        <draw:frame draw:style-name="gr4" draw:text-style-name="P6" draw:layer="layout" svg:width="3cm" svg:height="0.962cm" svg:x="15.502cm" svg:y="3.2cm">
          <draw:text-box>
            <text:p text:style-name="P5">30</text:p>
          </draw:text-box>
        </draw:frame>
        <draw:frame draw:style-name="gr4" draw:text-style-name="P6" draw:layer="layout" svg:width="3cm" svg:height="0.962cm" svg:x="15.502cm" svg:y="3.2cm">
          <draw:text-box>
            <text:p text:style-name="P5">30</text:p>
          </draw:text-box>
        </draw:frame>
        <draw:frame draw:style-name="gr4" draw:text-style-name="P6" draw:layer="layout" svg:width="3cm" svg:height="0.962cm" svg:x="21.702cm" svg:y="7.5cm">
          <draw:text-box>
            <text:p text:style-name="P5">60</text:p>
          </draw:text-box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custom-shape draw:style-name="gr1" draw:text-style-name="P1" draw:layer="layout" svg:width="24.5cm" svg:height="1.5cm" svg:x="2cm" svg:y="10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2.5cm" svg:height="1.5cm" draw:transform="skewX (0.00261799387799149) rotate (0.00279252680319093) translate (2cm 10.53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cm" svg:y="10.5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7.5cm" svg:height="0.962cm" svg:x="0.3cm" svg:y="9cm">
          <draw:text-box>
            <text:p><text:span text:style-name="T3">fusion_test.gff3</text:span></text:p>
          </draw:text-box>
        </draw:frame>
        <draw:line draw:style-name="gr5" draw:text-style-name="P4" draw:layer="layout" svg:x1="2cm" svg:y1="12.5cm" svg:x2="14.5cm" svg:y2="12.5cm">
          <text:p/>
        </draw:line>
        <draw:line draw:style-name="gr5" draw:text-style-name="P4" draw:layer="layout" svg:x1="14.5cm" svg:y1="9.8cm" svg:x2="19.5cm" svg:y2="9.8cm">
          <text:p/>
        </draw:line>
        <draw:line draw:style-name="gr5" draw:text-style-name="P4" draw:layer="layout" svg:x1="19.5cm" svg:y1="12.5cm" svg:x2="26.5cm" svg:y2="12.5cm">
          <text:p/>
        </draw:line>
        <draw:frame draw:style-name="gr4" draw:text-style-name="P10" draw:layer="layout" svg:width="3cm" svg:height="0.962cm" svg:x="6.1cm" svg:y="12.8cm">
          <draw:text-box>
            <text:p text:style-name="P5"><text:span text:style-name="T3">110</text:span></text:p>
          </draw:text-box>
        </draw:frame>
        <draw:frame draw:style-name="gr4" draw:text-style-name="P10" draw:layer="layout" svg:width="3cm" svg:height="0.962cm" svg:x="15.5cm" svg:y="8.6cm">
          <draw:text-box>
            <text:p text:style-name="P5"><text:span text:style-name="T3">30</text:span></text:p>
          </draw:text-box>
        </draw:frame>
        <draw:frame draw:style-name="gr4" draw:text-style-name="P10" draw:layer="layout" svg:width="3cm" svg:height="0.962cm" svg:x="15.5cm" svg:y="8.6cm">
          <draw:text-box>
            <text:p text:style-name="P5"><text:span text:style-name="T3">30</text:span></text:p>
          </draw:text-box>
        </draw:frame>
        <draw:frame draw:style-name="gr4" draw:text-style-name="P10" draw:layer="layout" svg:width="3cm" svg:height="0.962cm" svg:x="21.7cm" svg:y="12.9cm">
          <draw:text-box>
            <text:p text:style-name="P5"><text:span text:style-name="T3">60</text:span></text:p>
          </draw:text-box>
        </draw:frame>
        <draw:custom-shape draw:style-name="gr6" draw:text-style-name="P2" draw:layer="layout" svg:width="2.7cm" svg:height="0.7cm" svg:x="20.5cm" svg:y="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3.3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2.5cm" svg:height="0.962cm" svg:x="23.5cm" svg:y="1.9cm">
          <draw:text-box>
            <text:p><text:span text:style-name="T3">Exon</text:span></text:p>
          </draw:text-box>
        </draw:frame>
        <draw:frame draw:style-name="gr4" draw:text-style-name="P9" draw:layer="layout" svg:width="2.5cm" svg:height="0.962cm" svg:x="23.5cm" svg:y="3.2cm">
          <draw:text-box>
            <text:p><text:span text:style-name="T3">Intron</text:span></text:p>
          </draw:text-box>
        </draw:frame>
        <draw:frame draw:style-name="gr9" draw:text-style-name="P3" draw:layer="layout" svg:width="6cm" svg:height="1.673cm" svg:x="17.6cm" svg:y="13.862cm">
          <draw:text-box>
            <text:p>Identity : 30/170 = 17,6 %</text:p>
          </draw:text-box>
        </draw:frame>
        <draw:custom-shape draw:style-name="gr1" draw:text-style-name="P1" draw:layer="layout" svg:width="24.5cm" svg:height="1.5cm" svg:x="2.002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.002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02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02cm" svg:y="5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02cm" svg:y="2.638cm">
          <draw:text-box>
            <text:p>basic_test.gff3</text:p>
          </draw:text-box>
        </draw:frame>
        <draw:line draw:style-name="gr5" draw:text-style-name="P4" draw:layer="layout" svg:x1="2.002cm" svg:y1="7.1cm" svg:x2="5.502cm" svg:y2="7.1cm">
          <text:p/>
        </draw:line>
        <draw:line draw:style-name="gr5" draw:text-style-name="P4" draw:layer="layout" svg:x1="7.502cm" svg:y1="7.1cm" svg:x2="14.502cm" svg:y2="7.1cm">
          <text:p/>
        </draw:line>
        <draw:line draw:style-name="gr5" draw:text-style-name="P4" draw:layer="layout" svg:x1="14.502cm" svg:y1="4.4cm" svg:x2="19.502cm" svg:y2="4.4cm">
          <text:p/>
        </draw:line>
        <draw:line draw:style-name="gr5" draw:text-style-name="P4" draw:layer="layout" svg:x1="5.502cm" svg:y1="4.4cm" svg:x2="7.502cm" svg:y2="4.4cm">
          <text:p/>
        </draw:line>
        <draw:line draw:style-name="gr5" draw:text-style-name="P4" draw:layer="layout" svg:x1="19.502cm" svg:y1="7.1cm" svg:x2="26.502cm" svg:y2="7.1cm">
          <text:p/>
        </draw:line>
        <draw:frame draw:style-name="gr4" draw:text-style-name="P6" draw:layer="layout" svg:width="3cm" svg:height="0.962cm" svg:x="2.002cm" svg:y="7.5cm">
          <draw:text-box>
            <text:p text:style-name="P5">30</text:p>
          </draw:text-box>
        </draw:frame>
        <draw:frame draw:style-name="gr4" draw:text-style-name="P6" draw:layer="layout" svg:width="3cm" svg:height="0.962cm" svg:x="5.002cm" svg:y="3.2cm">
          <draw:text-box>
            <text:p text:style-name="P5">20</text:p>
          </draw:text-box>
        </draw:frame>
        <draw:frame draw:style-name="gr4" draw:text-style-name="P6" draw:layer="layout" svg:width="3cm" svg:height="0.962cm" svg:x="9.502cm" svg:y="7.5cm">
          <draw:text-box>
            <text:p text:style-name="P5">60</text:p>
          </draw:text-box>
        </draw:frame>
        <draw:frame draw:style-name="gr4" draw:text-style-name="P6" draw:layer="layout" svg:width="3cm" svg:height="0.962cm" svg:x="15.502cm" svg:y="3.2cm">
          <draw:text-box>
            <text:p text:style-name="P5">30</text:p>
          </draw:text-box>
        </draw:frame>
        <draw:frame draw:style-name="gr4" draw:text-style-name="P6" draw:layer="layout" svg:width="3cm" svg:height="0.962cm" svg:x="15.502cm" svg:y="3.2cm">
          <draw:text-box>
            <text:p text:style-name="P5">30</text:p>
          </draw:text-box>
        </draw:frame>
        <draw:frame draw:style-name="gr4" draw:text-style-name="P6" draw:layer="layout" svg:width="3cm" svg:height="0.962cm" svg:x="21.702cm" svg:y="7.5cm">
          <draw:text-box>
            <text:p text:style-name="P5">60</text:p>
          </draw:text-box>
        </draw:fram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custom-shape draw:style-name="gr1" draw:text-style-name="P1" draw:layer="layout" svg:width="24.5cm" svg:height="1.5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3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4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2cm" svg:y="10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cm" svg:y="8.4cm">
          <draw:text-box>
            <text:p>reverse.gff3</text:p>
          </draw:text-box>
        </draw:frame>
        <draw:line draw:style-name="gr5" draw:text-style-name="P4" draw:layer="layout" svg:x1="23cm" svg:y1="12.3cm" svg:x2="26.5cm" svg:y2="12.3cm">
          <text:p/>
        </draw:line>
        <draw:line draw:style-name="gr5" draw:text-style-name="P4" draw:layer="layout" svg:x1="14cm" svg:y1="12.3cm" svg:x2="21cm" svg:y2="12.3cm">
          <text:p/>
        </draw:line>
        <draw:line draw:style-name="gr5" draw:text-style-name="P4" draw:layer="layout" svg:x1="9cm" svg:y1="9.6cm" svg:x2="14cm" svg:y2="9.6cm">
          <text:p/>
        </draw:line>
        <draw:line draw:style-name="gr5" draw:text-style-name="P4" draw:layer="layout" svg:x1="21cm" svg:y1="9.6cm" svg:x2="23cm" svg:y2="9.6cm">
          <text:p/>
        </draw:line>
        <draw:line draw:style-name="gr5" draw:text-style-name="P4" draw:layer="layout" svg:x1="1.9cm" svg:y1="12.3cm" svg:x2="8.9cm" svg:y2="12.3cm">
          <text:p/>
        </draw:line>
        <draw:frame draw:style-name="gr4" draw:text-style-name="P6" draw:layer="layout" svg:width="3cm" svg:height="0.962cm" svg:x="23cm" svg:y="12.7cm">
          <draw:text-box>
            <text:p text:style-name="P5">30</text:p>
          </draw:text-box>
        </draw:frame>
        <draw:frame draw:style-name="gr4" draw:text-style-name="P6" draw:layer="layout" svg:width="3cm" svg:height="0.962cm" svg:x="20.5cm" svg:y="8.4cm">
          <draw:text-box>
            <text:p text:style-name="P5">20</text:p>
          </draw:text-box>
        </draw:frame>
        <draw:frame draw:style-name="gr4" draw:text-style-name="P6" draw:layer="layout" svg:width="3cm" svg:height="0.962cm" svg:x="16cm" svg:y="12.7cm">
          <draw:text-box>
            <text:p text:style-name="P5">60</text:p>
          </draw:text-box>
        </draw:frame>
        <draw:frame draw:style-name="gr4" draw:text-style-name="P6" draw:layer="layout" svg:width="3cm" svg:height="0.962cm" svg:x="10cm" svg:y="8.4cm">
          <draw:text-box>
            <text:p text:style-name="P5">30</text:p>
          </draw:text-box>
        </draw:frame>
        <draw:frame draw:style-name="gr4" draw:text-style-name="P6" draw:layer="layout" svg:width="3cm" svg:height="0.962cm" svg:x="4.1cm" svg:y="12.7cm">
          <draw:text-box>
            <text:p text:style-name="P5">60</text:p>
          </draw:text-box>
        </draw:frame>
        <draw:custom-shape draw:style-name="gr6" draw:text-style-name="P2" draw:layer="layout" svg:width="2.7cm" svg:height="0.7cm" svg:x="20.5cm" svg:y="0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1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0.5cm">
          <draw:text-box>
            <text:p>Exon</text:p>
          </draw:text-box>
        </draw:frame>
        <draw:frame draw:style-name="gr4" draw:text-style-name="P3" draw:layer="layout" svg:width="2.5cm" svg:height="0.962cm" svg:x="23.5cm" svg:y="1.8cm">
          <draw:text-box>
            <text:p>Intron</text:p>
          </draw:text-box>
        </draw:frame>
        <draw:frame draw:style-name="gr9" draw:text-style-name="P3" draw:layer="layout" svg:width="6cm" svg:height="1.673cm" svg:x="17.6cm" svg:y="13.6cm">
          <draw:text-box>
            <text:p>Identity = 0 %</text:p>
          </draw:text-box>
        </draw:frame>
        <draw:custom-shape draw:style-name="gr1" draw:text-style-name="P1" draw:layer="layout" svg:width="24.5cm" svg:height="1.5cm" svg:x="2.00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.00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0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01cm" svg:y="5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01cm" svg:y="2.638cm">
          <draw:text-box>
            <text:p>basic_test.gff3</text:p>
          </draw:text-box>
        </draw:frame>
        <draw:line draw:style-name="gr5" draw:text-style-name="P4" draw:layer="layout" svg:x1="2.001cm" svg:y1="7.1cm" svg:x2="5.501cm" svg:y2="7.1cm">
          <text:p/>
        </draw:line>
        <draw:line draw:style-name="gr5" draw:text-style-name="P4" draw:layer="layout" svg:x1="7.501cm" svg:y1="7.1cm" svg:x2="14.501cm" svg:y2="7.1cm">
          <text:p/>
        </draw:line>
        <draw:line draw:style-name="gr5" draw:text-style-name="P4" draw:layer="layout" svg:x1="14.501cm" svg:y1="4.4cm" svg:x2="19.501cm" svg:y2="4.4cm">
          <text:p/>
        </draw:line>
        <draw:line draw:style-name="gr5" draw:text-style-name="P4" draw:layer="layout" svg:x1="5.501cm" svg:y1="4.4cm" svg:x2="7.501cm" svg:y2="4.4cm">
          <text:p/>
        </draw:line>
        <draw:line draw:style-name="gr5" draw:text-style-name="P4" draw:layer="layout" svg:x1="19.501cm" svg:y1="7.1cm" svg:x2="26.501cm" svg:y2="7.1cm">
          <text:p/>
        </draw:line>
        <draw:frame draw:style-name="gr4" draw:text-style-name="P6" draw:layer="layout" svg:width="3cm" svg:height="0.962cm" svg:x="2.001cm" svg:y="7.5cm">
          <draw:text-box>
            <text:p text:style-name="P5">30</text:p>
          </draw:text-box>
        </draw:frame>
        <draw:frame draw:style-name="gr4" draw:text-style-name="P6" draw:layer="layout" svg:width="3cm" svg:height="0.962cm" svg:x="5.001cm" svg:y="3.2cm">
          <draw:text-box>
            <text:p text:style-name="P5">20</text:p>
          </draw:text-box>
        </draw:frame>
        <draw:frame draw:style-name="gr4" draw:text-style-name="P6" draw:layer="layout" svg:width="3cm" svg:height="0.962cm" svg:x="9.501cm" svg:y="7.5cm">
          <draw:text-box>
            <text:p text:style-name="P5">60</text:p>
          </draw:text-box>
        </draw:frame>
        <draw:frame draw:style-name="gr4" draw:text-style-name="P6" draw:layer="layout" svg:width="3cm" svg:height="0.962cm" svg:x="15.501cm" svg:y="3.2cm">
          <draw:text-box>
            <text:p text:style-name="P5">30</text:p>
          </draw:text-box>
        </draw:frame>
        <draw:frame draw:style-name="gr4" draw:text-style-name="P6" draw:layer="layout" svg:width="3cm" svg:height="0.962cm" svg:x="15.501cm" svg:y="3.2cm">
          <draw:text-box>
            <text:p text:style-name="P5">30</text:p>
          </draw:text-box>
        </draw:frame>
        <draw:frame draw:style-name="gr4" draw:text-style-name="P6" draw:layer="layout" svg:width="3cm" svg:height="0.962cm" svg:x="21.701cm" svg:y="7.5cm">
          <draw:text-box>
            <text:p text:style-name="P5">60</text:p>
          </draw:text-box>
        </draw:fram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custom-shape draw:style-name="gr1" draw:text-style-name="P1" draw:layer="layout" svg:width="24.5cm" svg:height="1.5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3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4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2cm" svg:y="10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cm" svg:y="8.4cm">
          <draw:text-box>
            <text:p>reverse.gff3</text:p>
          </draw:text-box>
        </draw:frame>
        <draw:line draw:style-name="gr5" draw:text-style-name="P4" draw:layer="layout" svg:x1="23cm" svg:y1="12.3cm" svg:x2="26.5cm" svg:y2="12.3cm">
          <text:p/>
        </draw:line>
        <draw:line draw:style-name="gr5" draw:text-style-name="P4" draw:layer="layout" svg:x1="14cm" svg:y1="12.3cm" svg:x2="21cm" svg:y2="12.3cm">
          <text:p/>
        </draw:line>
        <draw:line draw:style-name="gr5" draw:text-style-name="P4" draw:layer="layout" svg:x1="9cm" svg:y1="9.6cm" svg:x2="14cm" svg:y2="9.6cm">
          <text:p/>
        </draw:line>
        <draw:line draw:style-name="gr5" draw:text-style-name="P4" draw:layer="layout" svg:x1="21cm" svg:y1="9.6cm" svg:x2="23cm" svg:y2="9.6cm">
          <text:p/>
        </draw:line>
        <draw:line draw:style-name="gr5" draw:text-style-name="P4" draw:layer="layout" svg:x1="1.9cm" svg:y1="12.3cm" svg:x2="8.9cm" svg:y2="12.3cm">
          <text:p/>
        </draw:line>
        <draw:frame draw:style-name="gr4" draw:text-style-name="P6" draw:layer="layout" svg:width="3cm" svg:height="0.962cm" svg:x="23cm" svg:y="12.7cm">
          <draw:text-box>
            <text:p text:style-name="P5">30</text:p>
          </draw:text-box>
        </draw:frame>
        <draw:frame draw:style-name="gr4" draw:text-style-name="P6" draw:layer="layout" svg:width="3cm" svg:height="0.962cm" svg:x="20.5cm" svg:y="8.4cm">
          <draw:text-box>
            <text:p text:style-name="P5">20</text:p>
          </draw:text-box>
        </draw:frame>
        <draw:frame draw:style-name="gr4" draw:text-style-name="P6" draw:layer="layout" svg:width="3cm" svg:height="0.962cm" svg:x="16cm" svg:y="12.7cm">
          <draw:text-box>
            <text:p text:style-name="P5">60</text:p>
          </draw:text-box>
        </draw:frame>
        <draw:frame draw:style-name="gr4" draw:text-style-name="P6" draw:layer="layout" svg:width="3cm" svg:height="0.962cm" svg:x="10cm" svg:y="8.4cm">
          <draw:text-box>
            <text:p text:style-name="P5">30</text:p>
          </draw:text-box>
        </draw:frame>
        <draw:frame draw:style-name="gr4" draw:text-style-name="P6" draw:layer="layout" svg:width="3cm" svg:height="0.962cm" svg:x="4.1cm" svg:y="12.7cm">
          <draw:text-box>
            <text:p text:style-name="P5">60</text:p>
          </draw:text-box>
        </draw:frame>
        <draw:custom-shape draw:style-name="gr6" draw:text-style-name="P2" draw:layer="layout" svg:width="2.7cm" svg:height="0.7cm" svg:x="20.5cm" svg:y="0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1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0.5cm">
          <draw:text-box>
            <text:p>Exon</text:p>
          </draw:text-box>
        </draw:frame>
        <draw:frame draw:style-name="gr4" draw:text-style-name="P3" draw:layer="layout" svg:width="2.5cm" svg:height="0.962cm" svg:x="23.5cm" svg:y="1.8cm">
          <draw:text-box>
            <text:p>Intron</text:p>
          </draw:text-box>
        </draw:frame>
        <draw:frame draw:style-name="gr9" draw:text-style-name="P3" draw:layer="layout" svg:width="6cm" svg:height="1.673cm" svg:x="17.6cm" svg:y="13.6cm">
          <draw:text-box>
            <text:p>Identity : 150/150 = 100 %</text:p>
          </draw:text-box>
        </draw:frame>
        <draw:custom-shape draw:style-name="gr1" draw:text-style-name="P1" draw:layer="layout" svg:width="24.5cm" svg:height="1.5cm" svg:x="2.001cm" svg:y="5.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3.001cm" svg:y="5.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4.001cm" svg:y="5.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2.001cm" svg:y="5.4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01cm" svg:y="3.57cm">
          <draw:text-box>
            <text:p>reverse.gff3</text:p>
          </draw:text-box>
        </draw:frame>
        <draw:line draw:style-name="gr5" draw:text-style-name="P4" draw:layer="layout" svg:x1="23.001cm" svg:y1="7.47cm" svg:x2="26.501cm" svg:y2="7.47cm">
          <text:p/>
        </draw:line>
        <draw:line draw:style-name="gr5" draw:text-style-name="P4" draw:layer="layout" svg:x1="14.001cm" svg:y1="7.47cm" svg:x2="21.001cm" svg:y2="7.47cm">
          <text:p/>
        </draw:line>
        <draw:line draw:style-name="gr5" draw:text-style-name="P4" draw:layer="layout" svg:x1="9.001cm" svg:y1="4.77cm" svg:x2="14.001cm" svg:y2="4.77cm">
          <text:p/>
        </draw:line>
        <draw:line draw:style-name="gr5" draw:text-style-name="P4" draw:layer="layout" svg:x1="21.001cm" svg:y1="4.77cm" svg:x2="23.001cm" svg:y2="4.77cm">
          <text:p/>
        </draw:line>
        <draw:line draw:style-name="gr5" draw:text-style-name="P4" draw:layer="layout" svg:x1="1.901cm" svg:y1="7.47cm" svg:x2="8.901cm" svg:y2="7.47cm">
          <text:p/>
        </draw:line>
        <draw:frame draw:style-name="gr4" draw:text-style-name="P6" draw:layer="layout" svg:width="3cm" svg:height="0.962cm" svg:x="20.501cm" svg:y="3.57cm">
          <draw:text-box>
            <text:p text:style-name="P5">20</text:p>
          </draw:text-box>
        </draw:frame>
        <draw:frame draw:style-name="gr4" draw:text-style-name="P6" draw:layer="layout" svg:width="3cm" svg:height="0.962cm" svg:x="10.001cm" svg:y="3.57cm">
          <draw:text-box>
            <text:p text:style-name="P5">30</text:p>
          </draw:text-box>
        </draw:fram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custom-shape draw:style-name="gr1" draw:text-style-name="P1" draw:layer="layout" svg:width="24.5cm" svg:height="1.5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cm" svg:y="10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cm" svg:y="8.538cm">
          <draw:text-box>
            <text:p>diff-start-before_test.gff3</text:p>
          </draw:text-box>
        </draw:frame>
        <draw:line draw:style-name="gr5" draw:text-style-name="P4" draw:layer="layout" svg:x1="2cm" svg:y1="12.3cm" svg:x2="5.5cm" svg:y2="12.3cm">
          <text:p/>
        </draw:line>
        <draw:line draw:style-name="gr5" draw:text-style-name="P4" draw:layer="layout" svg:x1="7.5cm" svg:y1="12.3cm" svg:x2="14.5cm" svg:y2="12.3cm">
          <text:p/>
        </draw:line>
        <draw:line draw:style-name="gr5" draw:text-style-name="P4" draw:layer="layout" svg:x1="14.5cm" svg:y1="9.6cm" svg:x2="19.5cm" svg:y2="9.6cm">
          <text:p/>
        </draw:line>
        <draw:line draw:style-name="gr5" draw:text-style-name="P4" draw:layer="layout" svg:x1="5.5cm" svg:y1="10cm" svg:x2="7.5cm" svg:y2="10cm">
          <text:p/>
        </draw:line>
        <draw:line draw:style-name="gr5" draw:text-style-name="P4" draw:layer="layout" svg:x1="19.5cm" svg:y1="12.3cm" svg:x2="26.5cm" svg:y2="12.3cm">
          <text:p/>
        </draw:line>
        <draw:frame draw:style-name="gr4" draw:text-style-name="P6" draw:layer="layout" svg:width="3cm" svg:height="0.962cm" svg:x="2cm" svg:y="12.7cm">
          <draw:text-box>
            <text:p text:style-name="P5">30</text:p>
          </draw:text-box>
        </draw:frame>
        <draw:frame draw:style-name="gr4" draw:text-style-name="P6" draw:layer="layout" svg:width="3cm" svg:height="0.962cm" svg:x="9.5cm" svg:y="12.7cm">
          <draw:text-box>
            <text:p text:style-name="P5">60</text:p>
          </draw:text-box>
        </draw:frame>
        <draw:frame draw:style-name="gr4" draw:text-style-name="P6" draw:layer="layout" svg:width="3cm" svg:height="0.962cm" svg:x="15.5cm" svg:y="8.4cm">
          <draw:text-box>
            <text:p text:style-name="P5">30</text:p>
          </draw:text-box>
        </draw:frame>
        <draw:frame draw:style-name="gr4" draw:text-style-name="P6" draw:layer="layout" svg:width="3cm" svg:height="0.962cm" svg:x="15.5cm" svg:y="8.4cm">
          <draw:text-box>
            <text:p text:style-name="P5">30</text:p>
          </draw:text-box>
        </draw:frame>
        <draw:frame draw:style-name="gr4" draw:text-style-name="P6" draw:layer="layout" svg:width="3cm" svg:height="0.962cm" svg:x="21.7cm" svg:y="12.7cm">
          <draw:text-box>
            <text:p text:style-name="P5">60</text:p>
          </draw:text-box>
        </draw:frame>
        <draw:custom-shape draw:style-name="gr6" draw:text-style-name="P2" draw:layer="layout" svg:width="2.7cm" svg:height="0.7cm" svg:x="20.5cm" svg:y="0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1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0.5cm">
          <draw:text-box>
            <text:p>Exon</text:p>
          </draw:text-box>
        </draw:frame>
        <draw:frame draw:style-name="gr4" draw:text-style-name="P3" draw:layer="layout" svg:width="2.5cm" svg:height="0.962cm" svg:x="23.5cm" svg:y="1.8cm">
          <draw:text-box>
            <text:p>Intron</text:p>
          </draw:text-box>
        </draw:frame>
        <draw:frame draw:style-name="gr9" draw:text-style-name="P3" draw:layer="layout" svg:width="6cm" svg:height="1.673cm" svg:x="17.6cm" svg:y="13.6cm">
          <draw:text-box>
            <text:p>Identity : 30/240 = 12,5 %</text:p>
          </draw:text-box>
        </draw:frame>
        <draw:custom-shape draw:style-name="gr1" draw:text-style-name="P1" draw:layer="layout" svg:width="24.5cm" svg:height="1.5cm" svg:x="2.00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.00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0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01cm" svg:y="5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01cm" svg:y="2.638cm">
          <draw:text-box>
            <text:p><text:span text:style-name="T1">basic</text:span>_test.gff3</text:p>
          </draw:text-box>
        </draw:frame>
        <draw:line draw:style-name="gr5" draw:text-style-name="P4" draw:layer="layout" svg:x1="2.001cm" svg:y1="7.1cm" svg:x2="5.501cm" svg:y2="7.1cm">
          <text:p/>
        </draw:line>
        <draw:line draw:style-name="gr5" draw:text-style-name="P4" draw:layer="layout" svg:x1="7.501cm" svg:y1="7.1cm" svg:x2="14.501cm" svg:y2="7.1cm">
          <text:p/>
        </draw:line>
        <draw:line draw:style-name="gr5" draw:text-style-name="P4" draw:layer="layout" svg:x1="14.501cm" svg:y1="4.4cm" svg:x2="19.501cm" svg:y2="4.4cm">
          <text:p/>
        </draw:line>
        <draw:line draw:style-name="gr5" draw:text-style-name="P4" draw:layer="layout" svg:x1="5.501cm" svg:y1="4.4cm" svg:x2="7.501cm" svg:y2="4.4cm">
          <text:p/>
        </draw:line>
        <draw:line draw:style-name="gr5" draw:text-style-name="P4" draw:layer="layout" svg:x1="19.501cm" svg:y1="7.1cm" svg:x2="26.501cm" svg:y2="7.1cm">
          <text:p/>
        </draw:line>
        <draw:frame draw:style-name="gr4" draw:text-style-name="P6" draw:layer="layout" svg:width="3cm" svg:height="0.962cm" svg:x="2.001cm" svg:y="7.5cm">
          <draw:text-box>
            <text:p text:style-name="P5">30</text:p>
          </draw:text-box>
        </draw:frame>
        <draw:frame draw:style-name="gr4" draw:text-style-name="P6" draw:layer="layout" svg:width="3cm" svg:height="0.962cm" svg:x="5.001cm" svg:y="3.2cm">
          <draw:text-box>
            <text:p text:style-name="P5">20</text:p>
          </draw:text-box>
        </draw:frame>
        <draw:frame draw:style-name="gr4" draw:text-style-name="P6" draw:layer="layout" svg:width="3cm" svg:height="0.962cm" svg:x="9.501cm" svg:y="7.5cm">
          <draw:text-box>
            <text:p text:style-name="P5">60</text:p>
          </draw:text-box>
        </draw:frame>
        <draw:frame draw:style-name="gr4" draw:text-style-name="P6" draw:layer="layout" svg:width="3cm" svg:height="0.962cm" svg:x="15.501cm" svg:y="3.2cm">
          <draw:text-box>
            <text:p text:style-name="P5">30</text:p>
          </draw:text-box>
        </draw:frame>
        <draw:frame draw:style-name="gr4" draw:text-style-name="P6" draw:layer="layout" svg:width="3cm" svg:height="0.962cm" svg:x="15.501cm" svg:y="3.2cm">
          <draw:text-box>
            <text:p text:style-name="P5">30</text:p>
          </draw:text-box>
        </draw:frame>
        <draw:frame draw:style-name="gr4" draw:text-style-name="P6" draw:layer="layout" svg:width="3cm" svg:height="0.962cm" svg:x="21.701cm" svg:y="7.5cm">
          <draw:text-box>
            <text:p text:style-name="P5">60</text:p>
          </draw:text-box>
        </draw:frame>
        <draw:frame draw:style-name="gr4" draw:text-style-name="P6" draw:layer="layout" svg:width="3cm" svg:height="0.962cm" svg:x="5.001cm" svg:y="9.2cm">
          <draw:text-box>
            <text:p text:style-name="P5">20</text:p>
          </draw:text-box>
        </draw:frame>
        <draw:frame draw:style-name="gr15" draw:text-style-name="P3" draw:layer="layout" svg:width="3.182cm" svg:height="0.962cm" svg:x="0.388cm" svg:y="4.196cm">
          <draw:text-box>
            <text:p>Pos : <text:span text:style-name="T4">100</text:span></text:p>
          </draw:text-box>
        </draw:frame>
        <draw:frame draw:style-name="gr15" draw:text-style-name="P3" draw:layer="layout" svg:width="3.182cm" svg:height="0.962cm" svg:x="24.588cm" svg:y="3.996cm">
          <draw:text-box>
            <text:p>Pos : <text:span text:style-name="T4">300</text:span></text:p>
          </draw:text-box>
        </draw:frame>
        <draw:frame draw:style-name="gr16" draw:text-style-name="P3" draw:layer="layout" svg:width="2.831cm" svg:height="0.962cm" svg:x="0.388cm" svg:y="9.396cm">
          <draw:text-box>
            <text:p>Pos : <text:span text:style-name="T5">40</text:span></text:p>
          </draw:text-box>
        </draw:frame>
        <draw:frame draw:style-name="gr17" draw:text-style-name="P3" draw:layer="layout" svg:width="3.5cm" svg:height="1.673cm" svg:x="24.5cm" svg:y="9.296cm">
          <draw:text-box>
            <text:p>Pos : <text:span text:style-name="T5">240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custom-shape draw:style-name="gr1" draw:text-style-name="P1" draw:layer="layout" svg:width="24.5cm" svg:height="1.5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cm" svg:y="10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cm" svg:y="8.538cm">
          <draw:text-box>
            <text:p>diff-start-after_test.gff3</text:p>
          </draw:text-box>
        </draw:frame>
        <draw:line draw:style-name="gr5" draw:text-style-name="P4" draw:layer="layout" svg:x1="2cm" svg:y1="12.3cm" svg:x2="5.5cm" svg:y2="12.3cm">
          <text:p/>
        </draw:line>
        <draw:line draw:style-name="gr5" draw:text-style-name="P4" draw:layer="layout" svg:x1="7.5cm" svg:y1="12.3cm" svg:x2="14.5cm" svg:y2="12.3cm">
          <text:p/>
        </draw:line>
        <draw:line draw:style-name="gr5" draw:text-style-name="P4" draw:layer="layout" svg:x1="14.5cm" svg:y1="9.6cm" svg:x2="19.5cm" svg:y2="9.6cm">
          <text:p/>
        </draw:line>
        <draw:line draw:style-name="gr5" draw:text-style-name="P4" draw:layer="layout" svg:x1="5.5cm" svg:y1="10cm" svg:x2="7.5cm" svg:y2="10cm">
          <text:p/>
        </draw:line>
        <draw:line draw:style-name="gr5" draw:text-style-name="P4" draw:layer="layout" svg:x1="19.5cm" svg:y1="12.3cm" svg:x2="26.5cm" svg:y2="12.3cm">
          <text:p/>
        </draw:line>
        <draw:frame draw:style-name="gr4" draw:text-style-name="P6" draw:layer="layout" svg:width="3cm" svg:height="0.962cm" svg:x="2cm" svg:y="12.7cm">
          <draw:text-box>
            <text:p text:style-name="P5">30</text:p>
          </draw:text-box>
        </draw:frame>
        <draw:frame draw:style-name="gr4" draw:text-style-name="P6" draw:layer="layout" svg:width="3cm" svg:height="0.962cm" svg:x="9.5cm" svg:y="12.7cm">
          <draw:text-box>
            <text:p text:style-name="P5">60</text:p>
          </draw:text-box>
        </draw:frame>
        <draw:frame draw:style-name="gr4" draw:text-style-name="P6" draw:layer="layout" svg:width="3cm" svg:height="0.962cm" svg:x="15.5cm" svg:y="8.4cm">
          <draw:text-box>
            <text:p text:style-name="P5">30</text:p>
          </draw:text-box>
        </draw:frame>
        <draw:frame draw:style-name="gr4" draw:text-style-name="P6" draw:layer="layout" svg:width="3cm" svg:height="0.962cm" svg:x="15.5cm" svg:y="8.4cm">
          <draw:text-box>
            <text:p text:style-name="P5">30</text:p>
          </draw:text-box>
        </draw:frame>
        <draw:frame draw:style-name="gr4" draw:text-style-name="P6" draw:layer="layout" svg:width="3cm" svg:height="0.962cm" svg:x="21.7cm" svg:y="12.7cm">
          <draw:text-box>
            <text:p text:style-name="P5">60</text:p>
          </draw:text-box>
        </draw:frame>
        <draw:custom-shape draw:style-name="gr6" draw:text-style-name="P2" draw:layer="layout" svg:width="2.7cm" svg:height="0.7cm" svg:x="20.5cm" svg:y="0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1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0.5cm">
          <draw:text-box>
            <text:p>Exon</text:p>
          </draw:text-box>
        </draw:frame>
        <draw:frame draw:style-name="gr4" draw:text-style-name="P3" draw:layer="layout" svg:width="2.5cm" svg:height="0.962cm" svg:x="23.5cm" svg:y="1.8cm">
          <draw:text-box>
            <text:p>Intron</text:p>
          </draw:text-box>
        </draw:frame>
        <draw:frame draw:style-name="gr9" draw:text-style-name="P3" draw:layer="layout" svg:width="6cm" svg:height="1.673cm" svg:x="17.6cm" svg:y="13.6cm">
          <draw:text-box>
            <text:p>Identity : 30/240 = 12,5 %</text:p>
          </draw:text-box>
        </draw:frame>
        <draw:custom-shape draw:style-name="gr1" draw:text-style-name="P1" draw:layer="layout" svg:width="24.5cm" svg:height="1.5cm" svg:x="2.00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.00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0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01cm" svg:y="5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01cm" svg:y="2.638cm">
          <draw:text-box>
            <text:p><text:span text:style-name="T1">basic</text:span>_test.gff3</text:p>
          </draw:text-box>
        </draw:frame>
        <draw:line draw:style-name="gr5" draw:text-style-name="P4" draw:layer="layout" svg:x1="2.001cm" svg:y1="7.1cm" svg:x2="5.501cm" svg:y2="7.1cm">
          <text:p/>
        </draw:line>
        <draw:line draw:style-name="gr5" draw:text-style-name="P4" draw:layer="layout" svg:x1="7.501cm" svg:y1="7.1cm" svg:x2="14.501cm" svg:y2="7.1cm">
          <text:p/>
        </draw:line>
        <draw:line draw:style-name="gr5" draw:text-style-name="P4" draw:layer="layout" svg:x1="14.501cm" svg:y1="4.4cm" svg:x2="19.501cm" svg:y2="4.4cm">
          <text:p/>
        </draw:line>
        <draw:line draw:style-name="gr5" draw:text-style-name="P4" draw:layer="layout" svg:x1="5.501cm" svg:y1="4.4cm" svg:x2="7.501cm" svg:y2="4.4cm">
          <text:p/>
        </draw:line>
        <draw:line draw:style-name="gr5" draw:text-style-name="P4" draw:layer="layout" svg:x1="19.501cm" svg:y1="7.1cm" svg:x2="26.501cm" svg:y2="7.1cm">
          <text:p/>
        </draw:line>
        <draw:frame draw:style-name="gr4" draw:text-style-name="P6" draw:layer="layout" svg:width="3cm" svg:height="0.962cm" svg:x="2.001cm" svg:y="7.5cm">
          <draw:text-box>
            <text:p text:style-name="P5">30</text:p>
          </draw:text-box>
        </draw:frame>
        <draw:frame draw:style-name="gr4" draw:text-style-name="P6" draw:layer="layout" svg:width="3cm" svg:height="0.962cm" svg:x="5.001cm" svg:y="3.2cm">
          <draw:text-box>
            <text:p text:style-name="P5">20</text:p>
          </draw:text-box>
        </draw:frame>
        <draw:frame draw:style-name="gr4" draw:text-style-name="P6" draw:layer="layout" svg:width="3cm" svg:height="0.962cm" svg:x="9.501cm" svg:y="7.5cm">
          <draw:text-box>
            <text:p text:style-name="P5">60</text:p>
          </draw:text-box>
        </draw:frame>
        <draw:frame draw:style-name="gr4" draw:text-style-name="P6" draw:layer="layout" svg:width="3cm" svg:height="0.962cm" svg:x="15.501cm" svg:y="3.2cm">
          <draw:text-box>
            <text:p text:style-name="P5">30</text:p>
          </draw:text-box>
        </draw:frame>
        <draw:frame draw:style-name="gr4" draw:text-style-name="P6" draw:layer="layout" svg:width="3cm" svg:height="0.962cm" svg:x="15.501cm" svg:y="3.2cm">
          <draw:text-box>
            <text:p text:style-name="P5">30</text:p>
          </draw:text-box>
        </draw:frame>
        <draw:frame draw:style-name="gr4" draw:text-style-name="P6" draw:layer="layout" svg:width="3cm" svg:height="0.962cm" svg:x="21.701cm" svg:y="7.5cm">
          <draw:text-box>
            <text:p text:style-name="P5">60</text:p>
          </draw:text-box>
        </draw:frame>
        <draw:frame draw:style-name="gr4" draw:text-style-name="P6" draw:layer="layout" svg:width="3cm" svg:height="0.962cm" svg:x="5.001cm" svg:y="9.2cm">
          <draw:text-box>
            <text:p text:style-name="P5">20</text:p>
          </draw:text-box>
        </draw:frame>
        <draw:frame draw:style-name="gr15" draw:text-style-name="P3" draw:layer="layout" svg:width="3.182cm" svg:height="0.962cm" svg:x="0.388cm" svg:y="4.196cm">
          <draw:text-box>
            <text:p>Pos : <text:span text:style-name="T4">100</text:span></text:p>
          </draw:text-box>
        </draw:frame>
        <draw:frame draw:style-name="gr15" draw:text-style-name="P3" draw:layer="layout" svg:width="3.182cm" svg:height="0.962cm" svg:x="24.588cm" svg:y="3.996cm">
          <draw:text-box>
            <text:p>Pos : <text:span text:style-name="T4">300</text:span></text:p>
          </draw:text-box>
        </draw:frame>
        <draw:frame draw:style-name="gr15" draw:text-style-name="P3" draw:layer="layout" svg:width="3.182cm" svg:height="0.962cm" svg:x="0.388cm" svg:y="9.396cm">
          <draw:text-box>
            <text:p>Pos : <text:span text:style-name="T5">160</text:span></text:p>
          </draw:text-box>
        </draw:frame>
        <draw:frame draw:style-name="gr17" draw:text-style-name="P3" draw:layer="layout" svg:width="3.5cm" svg:height="1.673cm" svg:x="24.5cm" svg:y="9.296cm">
          <draw:text-box>
            <text:p>Pos : <text:span text:style-name="T5">360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custom-shape draw:style-name="gr18" draw:text-style-name="P1" draw:layer="layout" svg:width="24.5cm" svg:height="1.283cm" svg:x="2cm" svg:y="8.6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.5cm" svg:height="1.283cm" svg:x="2cm" svg:y="8.6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.5cm" svg:height="1.283cm" svg:x="7.5cm" svg:y="8.6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7cm" svg:height="1.283cm" svg:x="19.5cm" svg:y="8.625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8cm" svg:height="1.673cm" svg:x="0.1cm" svg:y="6.4cm">
          <draw:text-box>
            <text:p>multiple_mRNAs_test.gff3</text:p>
          </draw:text-box>
        </draw:frame>
        <draw:line draw:style-name="gr5" draw:text-style-name="P4" draw:layer="layout" svg:x1="2cm" svg:y1="10.335cm" svg:x2="5.5cm" svg:y2="10.335cm">
          <text:p/>
        </draw:line>
        <draw:line draw:style-name="gr5" draw:text-style-name="P4" draw:layer="layout" svg:x1="7.5cm" svg:y1="10.335cm" svg:x2="11cm" svg:y2="10.335cm">
          <text:p/>
        </draw:line>
        <draw:line draw:style-name="gr5" draw:text-style-name="P4" draw:layer="layout" svg:x1="14.5cm" svg:y1="8.026cm" svg:x2="19.5cm" svg:y2="8.026cm">
          <text:p/>
        </draw:line>
        <draw:line draw:style-name="gr5" draw:text-style-name="P4" draw:layer="layout" svg:x1="5.5cm" svg:y1="8.026cm" svg:x2="7.5cm" svg:y2="8.026cm">
          <text:p/>
        </draw:line>
        <draw:line draw:style-name="gr5" draw:text-style-name="P4" draw:layer="layout" svg:x1="19.5cm" svg:y1="10.335cm" svg:x2="26.5cm" svg:y2="10.335cm">
          <text:p/>
        </draw:line>
        <draw:frame draw:style-name="gr21" draw:text-style-name="P6" draw:layer="layout" svg:width="3cm" svg:height="0.962cm" svg:x="2cm" svg:y="10.677cm">
          <draw:text-box>
            <text:p text:style-name="P5">30</text:p>
          </draw:text-box>
        </draw:frame>
        <draw:frame draw:style-name="gr21" draw:text-style-name="P6" draw:layer="layout" svg:width="3cm" svg:height="0.962cm" svg:x="5cm" svg:y="7cm">
          <draw:text-box>
            <text:p text:style-name="P5">20</text:p>
          </draw:text-box>
        </draw:frame>
        <draw:frame draw:style-name="gr21" draw:text-style-name="P6" draw:layer="layout" svg:width="3cm" svg:height="0.962cm" svg:x="7.7cm" svg:y="10.677cm">
          <draw:text-box>
            <text:p text:style-name="P5">30</text:p>
          </draw:text-box>
        </draw:frame>
        <draw:frame draw:style-name="gr21" draw:text-style-name="P6" draw:layer="layout" svg:width="3cm" svg:height="0.962cm" svg:x="15.5cm" svg:y="7cm">
          <draw:text-box>
            <text:p text:style-name="P5">30</text:p>
          </draw:text-box>
        </draw:frame>
        <draw:frame draw:style-name="gr21" draw:text-style-name="P6" draw:layer="layout" svg:width="3cm" svg:height="0.962cm" svg:x="15.5cm" svg:y="7cm">
          <draw:text-box>
            <text:p text:style-name="P5">30</text:p>
          </draw:text-box>
        </draw:frame>
        <draw:frame draw:style-name="gr21" draw:text-style-name="P6" draw:layer="layout" svg:width="3cm" svg:height="0.962cm" svg:x="21.7cm" svg:y="10.677cm">
          <draw:text-box>
            <text:p text:style-name="P5">60</text:p>
          </draw:text-box>
        </draw:frame>
        <draw:custom-shape draw:style-name="gr6" draw:text-style-name="P2" draw:layer="layout" svg:width="2.7cm" svg:height="0.7cm" svg:x="20.5cm" svg:y="0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1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0.5cm">
          <draw:text-box>
            <text:p>Exon</text:p>
          </draw:text-box>
        </draw:frame>
        <draw:frame draw:style-name="gr4" draw:text-style-name="P3" draw:layer="layout" svg:width="2.5cm" svg:height="0.962cm" svg:x="23.5cm" svg:y="1.8cm">
          <draw:text-box>
            <text:p>Intron</text:p>
          </draw:text-box>
        </draw:frame>
        <draw:frame draw:style-name="gr22" draw:text-style-name="P3" draw:layer="layout" svg:width="7.9cm" svg:height="1.673cm" svg:x="19.971cm" svg:y="7.068cm">
          <draw:text-box>
            <text:p>MRNA1</text:p>
            <text:p>Identity : 120/150 = 80 %</text:p>
          </draw:text-box>
        </draw:frame>
        <draw:custom-shape draw:style-name="gr1" draw:text-style-name="P1" draw:layer="layout" svg:width="24.5cm" svg:height="1.5cm" svg:x="2.001cm" svg:y="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.001cm" svg:y="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01cm" svg:y="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01cm" svg:y="3.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01cm" svg:y="0.938cm">
          <draw:text-box>
            <text:p><text:span text:style-name="T1">basic</text:span>_test.gff3</text:p>
          </draw:text-box>
        </draw:frame>
        <draw:line draw:style-name="gr5" draw:text-style-name="P4" draw:layer="layout" svg:x1="2.001cm" svg:y1="5.4cm" svg:x2="5.501cm" svg:y2="5.4cm">
          <text:p/>
        </draw:line>
        <draw:line draw:style-name="gr5" draw:text-style-name="P4" draw:layer="layout" svg:x1="7.501cm" svg:y1="5.4cm" svg:x2="14.501cm" svg:y2="5.4cm">
          <text:p/>
        </draw:line>
        <draw:line draw:style-name="gr5" draw:text-style-name="P4" draw:layer="layout" svg:x1="14.501cm" svg:y1="2.7cm" svg:x2="19.501cm" svg:y2="2.7cm">
          <text:p/>
        </draw:line>
        <draw:line draw:style-name="gr5" draw:text-style-name="P4" draw:layer="layout" svg:x1="5.501cm" svg:y1="2.7cm" svg:x2="7.501cm" svg:y2="2.7cm">
          <text:p/>
        </draw:line>
        <draw:line draw:style-name="gr5" draw:text-style-name="P4" draw:layer="layout" svg:x1="19.501cm" svg:y1="5.4cm" svg:x2="26.501cm" svg:y2="5.4cm">
          <text:p/>
        </draw:line>
        <draw:frame draw:style-name="gr4" draw:text-style-name="P6" draw:layer="layout" svg:width="3cm" svg:height="0.962cm" svg:x="2.001cm" svg:y="5.8cm">
          <draw:text-box>
            <text:p text:style-name="P5">30</text:p>
          </draw:text-box>
        </draw:frame>
        <draw:frame draw:style-name="gr4" draw:text-style-name="P6" draw:layer="layout" svg:width="3cm" svg:height="0.962cm" svg:x="5.001cm" svg:y="1.5cm">
          <draw:text-box>
            <text:p text:style-name="P5">20</text:p>
          </draw:text-box>
        </draw:frame>
        <draw:frame draw:style-name="gr4" draw:text-style-name="P6" draw:layer="layout" svg:width="3cm" svg:height="0.962cm" svg:x="9.501cm" svg:y="5.8cm">
          <draw:text-box>
            <text:p text:style-name="P5">60</text:p>
          </draw:text-box>
        </draw:frame>
        <draw:frame draw:style-name="gr4" draw:text-style-name="P6" draw:layer="layout" svg:width="3cm" svg:height="0.962cm" svg:x="15.501cm" svg:y="1.5cm">
          <draw:text-box>
            <text:p text:style-name="P5">30</text:p>
          </draw:text-box>
        </draw:frame>
        <draw:frame draw:style-name="gr4" draw:text-style-name="P6" draw:layer="layout" svg:width="3cm" svg:height="0.962cm" svg:x="15.501cm" svg:y="1.5cm">
          <draw:text-box>
            <text:p text:style-name="P5">30</text:p>
          </draw:text-box>
        </draw:frame>
        <draw:frame draw:style-name="gr4" draw:text-style-name="P6" draw:layer="layout" svg:width="3cm" svg:height="0.962cm" svg:x="21.701cm" svg:y="5.8cm">
          <draw:text-box>
            <text:p text:style-name="P5">60</text:p>
          </draw:text-box>
        </draw:frame>
        <draw:custom-shape draw:style-name="gr18" draw:text-style-name="P1" draw:layer="layout" svg:width="24.5cm" svg:height="1.283cm" svg:x="2cm" svg:y="12.7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.5cm" svg:height="1.283cm" svg:x="2cm" svg:y="12.7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7cm" svg:height="1.283cm" svg:x="19.5cm" svg:y="12.726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cm" svg:y1="14.436cm" svg:x2="5.5cm" svg:y2="14.436cm">
          <text:p/>
        </draw:line>
        <draw:line draw:style-name="gr5" draw:text-style-name="P4" draw:layer="layout" svg:x1="14.5cm" svg:y1="12.127cm" svg:x2="19.5cm" svg:y2="12.127cm">
          <text:p/>
        </draw:line>
        <draw:line draw:style-name="gr5" draw:text-style-name="P4" draw:layer="layout" svg:x1="5.5cm" svg:y1="12.127cm" svg:x2="7.5cm" svg:y2="12.127cm">
          <text:p/>
        </draw:line>
        <draw:line draw:style-name="gr5" draw:text-style-name="P4" draw:layer="layout" svg:x1="19.5cm" svg:y1="14.436cm" svg:x2="26.5cm" svg:y2="14.436cm">
          <text:p/>
        </draw:line>
        <draw:frame draw:style-name="gr21" draw:text-style-name="P6" draw:layer="layout" svg:width="3cm" svg:height="0.962cm" svg:x="2cm" svg:y="14.778cm">
          <draw:text-box>
            <text:p text:style-name="P5">30</text:p>
          </draw:text-box>
        </draw:frame>
        <draw:frame draw:style-name="gr21" draw:text-style-name="P6" draw:layer="layout" svg:width="3cm" svg:height="0.962cm" svg:x="5cm" svg:y="11.101cm">
          <draw:text-box>
            <text:p text:style-name="P5">20</text:p>
          </draw:text-box>
        </draw:frame>
        <draw:frame draw:style-name="gr21" draw:text-style-name="P6" draw:layer="layout" svg:width="3cm" svg:height="0.962cm" svg:x="15.5cm" svg:y="11.101cm">
          <draw:text-box>
            <text:p text:style-name="P5">30</text:p>
          </draw:text-box>
        </draw:frame>
        <draw:frame draw:style-name="gr21" draw:text-style-name="P6" draw:layer="layout" svg:width="3cm" svg:height="0.962cm" svg:x="15.5cm" svg:y="11.101cm">
          <draw:text-box>
            <text:p text:style-name="P5">30</text:p>
          </draw:text-box>
        </draw:frame>
        <draw:frame draw:style-name="gr21" draw:text-style-name="P6" draw:layer="layout" svg:width="3cm" svg:height="0.962cm" svg:x="21.7cm" svg:y="14.778cm">
          <draw:text-box>
            <text:p text:style-name="P5">60</text:p>
          </draw:text-box>
        </draw:frame>
        <draw:frame draw:style-name="gr22" draw:text-style-name="P3" draw:layer="layout" svg:width="7.9cm" svg:height="1.673cm" svg:x="19.971cm" svg:y="11.169cm">
          <draw:text-box>
            <text:p>MRNA2</text:p>
            <text:p>Identity : 90/150 = 60 %</text:p>
          </draw:text-box>
        </draw:frame>
        <presentation:notes draw:style-name="dp1">
          <draw:page-thumbnail draw:style-name="gr8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custom-shape draw:style-name="gr23" draw:text-style-name="P1" draw:layer="layout" svg:width="11.5cm" svg:height="0.815cm" svg:x="1cm" svg:y="5.5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.643cm" svg:height="0.815cm" svg:x="1cm" svg:y="5.53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285cm" svg:height="0.815cm" svg:x="3.582cm" svg:y="5.53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3.286cm" svg:height="0.815cm" svg:x="9.214cm" svg:y="5.533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cm" svg:y1="6.62cm" svg:x2="2.643cm" svg:y2="6.62cm">
          <text:p/>
        </draw:line>
        <draw:line draw:style-name="gr5" draw:text-style-name="P4" draw:layer="layout" svg:x1="3.582cm" svg:y1="6.62cm" svg:x2="6.868cm" svg:y2="6.62cm">
          <text:p/>
        </draw:line>
        <draw:line draw:style-name="gr5" draw:text-style-name="P4" draw:layer="layout" svg:x1="6.867cm" svg:y1="5.153cm" svg:x2="9.214cm" svg:y2="5.153cm">
          <text:p/>
        </draw:line>
        <draw:line draw:style-name="gr5" draw:text-style-name="P4" draw:layer="layout" svg:x1="2.643cm" svg:y1="5.153cm" svg:x2="3.582cm" svg:y2="5.153cm">
          <text:p/>
        </draw:line>
        <draw:line draw:style-name="gr5" draw:text-style-name="P4" draw:layer="layout" svg:x1="9.214cm" svg:y1="6.62cm" svg:x2="12.5cm" svg:y2="6.62cm">
          <text:p/>
        </draw:line>
        <draw:frame draw:style-name="gr4" draw:text-style-name="P6" draw:layer="layout" svg:width="1.408cm" svg:height="0.962cm" svg:x="1cm" svg:y="6.538cm">
          <draw:text-box>
            <text:p text:style-name="P5">30</text:p>
          </draw:text-box>
        </draw:frame>
        <draw:frame draw:style-name="gr4" draw:text-style-name="P6" draw:layer="layout" svg:width="1.408cm" svg:height="0.962cm" svg:x="2.408cm" svg:y="4.2cm">
          <draw:text-box>
            <text:p text:style-name="P5">20</text:p>
          </draw:text-box>
        </draw:frame>
        <draw:frame draw:style-name="gr4" draw:text-style-name="P6" draw:layer="layout" svg:width="1.408cm" svg:height="0.962cm" svg:x="4.52cm" svg:y="6.538cm">
          <draw:text-box>
            <text:p text:style-name="P5">60</text:p>
          </draw:text-box>
        </draw:frame>
        <draw:frame draw:style-name="gr4" draw:text-style-name="P6" draw:layer="layout" svg:width="1.408cm" svg:height="0.962cm" svg:x="7.337cm" svg:y="4.3cm">
          <draw:text-box>
            <text:p text:style-name="P5">30</text:p>
          </draw:text-box>
        </draw:frame>
        <draw:frame draw:style-name="gr4" draw:text-style-name="P6" draw:layer="layout" svg:width="1.408cm" svg:height="0.962cm" svg:x="10.247cm" svg:y="6.538cm">
          <draw:text-box>
            <text:p text:style-name="P5">60</text:p>
          </draw:text-box>
        </draw:frame>
        <draw:custom-shape draw:style-name="gr6" draw:text-style-name="P2" draw:layer="layout" svg:width="2.7cm" svg:height="0.7cm" svg:x="22.2cm" svg:y="0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2.2cm" svg:y="1.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5.2cm" svg:y="0.2cm">
          <draw:text-box>
            <text:p>Exon</text:p>
          </draw:text-box>
        </draw:frame>
        <draw:frame draw:style-name="gr4" draw:text-style-name="P3" draw:layer="layout" svg:width="2.5cm" svg:height="0.962cm" svg:x="25.2cm" svg:y="1.5cm">
          <draw:text-box>
            <text:p>Intron</text:p>
          </draw:text-box>
        </draw:frame>
        <draw:custom-shape draw:style-name="gr27" draw:text-style-name="P1" draw:layer="layout" svg:width="13.7cm" svg:height="0.816cm" svg:x="14cm" svg:y="5.53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.5cm" svg:height="0.815cm" svg:x="1cm" svg:y="9.9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.643cm" svg:height="0.815cm" svg:x="1cm" svg:y="9.93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285cm" svg:height="0.815cm" svg:x="3.582cm" svg:y="9.93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3.286cm" svg:height="0.815cm" svg:x="9.214cm" svg:y="9.933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cm" svg:y1="11.02cm" svg:x2="2.643cm" svg:y2="11.02cm">
          <text:p/>
        </draw:line>
        <draw:line draw:style-name="gr5" draw:text-style-name="P4" draw:layer="layout" svg:x1="3.582cm" svg:y1="11.02cm" svg:x2="6.868cm" svg:y2="11.02cm">
          <text:p/>
        </draw:line>
        <draw:line draw:style-name="gr5" draw:text-style-name="P4" draw:layer="layout" svg:x1="6.867cm" svg:y1="9.553cm" svg:x2="9.214cm" svg:y2="9.553cm">
          <text:p/>
        </draw:line>
        <draw:line draw:style-name="gr5" draw:text-style-name="P4" draw:layer="layout" svg:x1="2.643cm" svg:y1="9.553cm" svg:x2="3.582cm" svg:y2="9.553cm">
          <text:p/>
        </draw:line>
        <draw:line draw:style-name="gr5" draw:text-style-name="P4" draw:layer="layout" svg:x1="9.214cm" svg:y1="11.02cm" svg:x2="12.5cm" svg:y2="11.02cm">
          <text:p/>
        </draw:line>
        <draw:frame draw:style-name="gr4" draw:text-style-name="P6" draw:layer="layout" svg:width="1.408cm" svg:height="0.962cm" svg:x="1cm" svg:y="10.938cm">
          <draw:text-box>
            <text:p text:style-name="P5">30</text:p>
          </draw:text-box>
        </draw:frame>
        <draw:frame draw:style-name="gr4" draw:text-style-name="P6" draw:layer="layout" svg:width="1.408cm" svg:height="0.962cm" svg:x="2.408cm" svg:y="8.6cm">
          <draw:text-box>
            <text:p text:style-name="P5">20</text:p>
          </draw:text-box>
        </draw:frame>
        <draw:frame draw:style-name="gr4" draw:text-style-name="P6" draw:layer="layout" svg:width="1.408cm" svg:height="0.962cm" svg:x="4.52cm" svg:y="10.938cm">
          <draw:text-box>
            <text:p text:style-name="P5">60</text:p>
          </draw:text-box>
        </draw:frame>
        <draw:frame draw:style-name="gr4" draw:text-style-name="P6" draw:layer="layout" svg:width="1.408cm" svg:height="0.962cm" svg:x="7.337cm" svg:y="8.7cm">
          <draw:text-box>
            <text:p text:style-name="P5">30</text:p>
          </draw:text-box>
        </draw:frame>
        <draw:frame draw:style-name="gr4" draw:text-style-name="P6" draw:layer="layout" svg:width="1.408cm" svg:height="0.962cm" svg:x="10.247cm" svg:y="10.938cm">
          <draw:text-box>
            <text:p text:style-name="P5">60</text:p>
          </draw:text-box>
        </draw:frame>
        <draw:custom-shape draw:style-name="gr28" draw:text-style-name="P2" draw:layer="layout" svg:width="4.486cm" svg:height="0.815cm" svg:x="14.014cm" svg:y="5.53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4.486cm" svg:height="0.815cm" svg:x="23.214cm" svg:y="5.53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4.486cm" svg:height="0.815cm" svg:x="14.014cm" svg:y="5.533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4.114cm" svg:y1="6.591cm" svg:x2="18.5cm" svg:y2="6.591cm">
          <text:p/>
        </draw:line>
        <draw:frame draw:style-name="gr29" draw:text-style-name="P6" draw:layer="layout" svg:width="1.853cm" svg:height="0.991cm" svg:x="15.347cm" svg:y="6.609cm">
          <draw:text-box>
            <text:p text:style-name="P5">100</text:p>
          </draw:text-box>
        </draw:frame>
        <draw:line draw:style-name="gr5" draw:text-style-name="P4" draw:layer="layout" svg:x1="18.714cm" svg:y1="6.622cm" svg:x2="23.1cm" svg:y2="6.622cm">
          <text:p/>
        </draw:line>
        <draw:frame draw:style-name="gr29" draw:text-style-name="P6" draw:layer="layout" svg:width="1.853cm" svg:height="0.991cm" svg:x="19.947cm" svg:y="6.64cm">
          <draw:text-box>
            <text:p text:style-name="P5">100</text:p>
          </draw:text-box>
        </draw:frame>
        <draw:line draw:style-name="gr5" draw:text-style-name="P4" draw:layer="layout" svg:x1="23.314cm" svg:y1="6.553cm" svg:x2="27.7cm" svg:y2="6.553cm">
          <text:p/>
        </draw:line>
        <draw:frame draw:style-name="gr29" draw:text-style-name="P6" draw:layer="layout" svg:width="1.853cm" svg:height="0.991cm" svg:x="24.547cm" svg:y="6.571cm">
          <draw:text-box>
            <text:p text:style-name="P5">100</text:p>
          </draw:text-box>
        </draw:frame>
        <draw:custom-shape draw:style-name="gr27" draw:text-style-name="P1" draw:layer="layout" svg:width="13.7cm" svg:height="0.816cm" svg:x="14cm" svg:y="9.93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4.486cm" svg:height="0.815cm" svg:x="14.014cm" svg:y="9.93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4.486cm" svg:height="0.815cm" svg:x="23.214cm" svg:y="9.93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4.486cm" svg:height="0.815cm" svg:x="14.014cm" svg:y="9.932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4.114cm" svg:y1="10.99cm" svg:x2="18.5cm" svg:y2="10.99cm">
          <text:p/>
        </draw:line>
        <draw:frame draw:style-name="gr29" draw:text-style-name="P6" draw:layer="layout" svg:width="1.853cm" svg:height="0.991cm" svg:x="15.347cm" svg:y="11.008cm">
          <draw:text-box>
            <text:p text:style-name="P5">100</text:p>
          </draw:text-box>
        </draw:frame>
        <draw:line draw:style-name="gr5" draw:text-style-name="P4" draw:layer="layout" svg:x1="18.714cm" svg:y1="11.021cm" svg:x2="23.1cm" svg:y2="11.021cm">
          <text:p/>
        </draw:line>
        <draw:frame draw:style-name="gr29" draw:text-style-name="P6" draw:layer="layout" svg:width="1.853cm" svg:height="0.991cm" svg:x="19.947cm" svg:y="11.039cm">
          <draw:text-box>
            <text:p text:style-name="P5">100</text:p>
          </draw:text-box>
        </draw:frame>
        <draw:line draw:style-name="gr5" draw:text-style-name="P4" draw:layer="layout" svg:x1="23.314cm" svg:y1="10.952cm" svg:x2="27.7cm" svg:y2="10.952cm">
          <text:p/>
        </draw:line>
        <draw:frame draw:style-name="gr29" draw:text-style-name="P6" draw:layer="layout" svg:width="1.853cm" svg:height="0.991cm" svg:x="24.547cm" svg:y="10.97cm">
          <draw:text-box>
            <text:p text:style-name="P5">100</text:p>
          </draw:text-box>
        </draw:frame>
        <draw:line draw:style-name="gr30" draw:text-style-name="P4" draw:layer="layout" svg:x1="12.5cm" svg:y1="5.9cm" svg:x2="14cm" svg:y2="5.9cm">
          <text:p/>
        </draw:line>
        <draw:line draw:style-name="gr30" draw:text-style-name="P4" draw:layer="layout" svg:x1="12.5cm" svg:y1="10.3cm" svg:x2="14cm" svg:y2="10.3cm">
          <text:p/>
        </draw:line>
        <draw:frame draw:style-name="gr4" draw:text-style-name="P3" draw:layer="layout" svg:width="7.5cm" svg:height="0.962cm" svg:x="0.501cm" svg:y="3.138cm">
          <draw:text-box>
            <text:p><text:span text:style-name="T1">basic-2-loci</text:span>_test.gff3</text:p>
          </draw:text-box>
        </draw:frame>
        <draw:frame draw:style-name="gr4" draw:text-style-name="P3" draw:layer="layout" svg:width="7.5cm" svg:height="0.962cm" svg:x="0.501cm" svg:y="12.238cm">
          <draw:text-box>
            <text:p><text:span text:style-name="T1">identical-2-loci</text:span>_test.gff3</text:p>
          </draw:text-box>
        </draw:frame>
        <draw:frame draw:style-name="gr9" draw:text-style-name="P3" draw:layer="layout" svg:width="6cm" svg:height="1.673cm" svg:x="18.2cm" svg:y="13.101cm">
          <draw:text-box>
            <text:p>Identity : 150/150 = 100 %</text:p>
          </draw:text-box>
        </draw:frame>
        <draw:frame draw:style-name="gr9" draw:text-style-name="P3" draw:layer="layout" svg:width="6cm" svg:height="1.673cm" svg:x="6cm" svg:y="13.228cm">
          <draw:text-box>
            <text:p>Identity : 150/150 = 100 %</text:p>
          </draw:text-box>
        </draw:frame>
        <draw:line draw:style-name="gr31" draw:text-style-name="P4" draw:layer="layout" svg:x1="1cm" svg:y1="2.7cm" svg:x2="12.5cm" svg:y2="2.7cm">
          <text:p/>
        </draw:line>
        <draw:line draw:style-name="gr31" draw:text-style-name="P4" draw:layer="layout" svg:x1="14cm" svg:y1="2.7cm" svg:x2="27.5cm" svg:y2="2.7cm">
          <text:p/>
        </draw:line>
        <draw:frame draw:style-name="gr4" draw:text-style-name="P6" draw:layer="layout" svg:width="3.5cm" svg:height="0.962cm" svg:x="4.7cm" svg:y="1.2cm">
          <draw:text-box>
            <text:p text:style-name="P5">Cluster 0</text:p>
          </draw:text-box>
        </draw:frame>
        <draw:frame draw:style-name="gr4" draw:text-style-name="P6" draw:layer="layout" svg:width="3.5cm" svg:height="0.962cm" svg:x="17.2cm" svg:y="1.2cm">
          <draw:text-box>
            <text:p text:style-name="P5">Cluster 1</text:p>
          </draw:text-box>
        </draw:frame>
        <presentation:notes draw:style-name="dp2">
          <draw:page-thumbnail draw:style-name="gr8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custom-shape draw:style-name="gr23" draw:text-style-name="P1" draw:layer="layout" svg:width="11.5cm" svg:height="0.815cm" svg:x="1cm" svg:y="5.5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.643cm" svg:height="0.815cm" svg:x="1cm" svg:y="5.53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285cm" svg:height="0.815cm" svg:x="3.582cm" svg:y="5.53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3.286cm" svg:height="0.815cm" svg:x="9.214cm" svg:y="5.533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cm" svg:y1="6.62cm" svg:x2="2.643cm" svg:y2="6.62cm">
          <text:p/>
        </draw:line>
        <draw:line draw:style-name="gr5" draw:text-style-name="P4" draw:layer="layout" svg:x1="3.582cm" svg:y1="6.62cm" svg:x2="6.868cm" svg:y2="6.62cm">
          <text:p/>
        </draw:line>
        <draw:line draw:style-name="gr5" draw:text-style-name="P4" draw:layer="layout" svg:x1="6.867cm" svg:y1="5.153cm" svg:x2="9.214cm" svg:y2="5.153cm">
          <text:p/>
        </draw:line>
        <draw:line draw:style-name="gr5" draw:text-style-name="P4" draw:layer="layout" svg:x1="2.643cm" svg:y1="5.153cm" svg:x2="3.582cm" svg:y2="5.153cm">
          <text:p/>
        </draw:line>
        <draw:line draw:style-name="gr5" draw:text-style-name="P4" draw:layer="layout" svg:x1="9.214cm" svg:y1="6.62cm" svg:x2="12.5cm" svg:y2="6.62cm">
          <text:p/>
        </draw:line>
        <draw:frame draw:style-name="gr4" draw:text-style-name="P6" draw:layer="layout" svg:width="1.408cm" svg:height="0.962cm" svg:x="1cm" svg:y="6.538cm">
          <draw:text-box>
            <text:p text:style-name="P5">30</text:p>
          </draw:text-box>
        </draw:frame>
        <draw:frame draw:style-name="gr4" draw:text-style-name="P6" draw:layer="layout" svg:width="1.408cm" svg:height="0.962cm" svg:x="2.408cm" svg:y="4.2cm">
          <draw:text-box>
            <text:p text:style-name="P5">20</text:p>
          </draw:text-box>
        </draw:frame>
        <draw:frame draw:style-name="gr4" draw:text-style-name="P6" draw:layer="layout" svg:width="1.408cm" svg:height="0.962cm" svg:x="4.52cm" svg:y="6.538cm">
          <draw:text-box>
            <text:p text:style-name="P5">60</text:p>
          </draw:text-box>
        </draw:frame>
        <draw:frame draw:style-name="gr4" draw:text-style-name="P6" draw:layer="layout" svg:width="1.408cm" svg:height="0.962cm" svg:x="7.337cm" svg:y="4.3cm">
          <draw:text-box>
            <text:p text:style-name="P5">30</text:p>
          </draw:text-box>
        </draw:frame>
        <draw:frame draw:style-name="gr4" draw:text-style-name="P6" draw:layer="layout" svg:width="1.408cm" svg:height="0.962cm" svg:x="10.247cm" svg:y="6.538cm">
          <draw:text-box>
            <text:p text:style-name="P5">60</text:p>
          </draw:text-box>
        </draw:frame>
        <draw:custom-shape draw:style-name="gr6" draw:text-style-name="P2" draw:layer="layout" svg:width="2.7cm" svg:height="0.7cm" svg:x="22.7cm" svg:y="0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2.7cm" svg:y="1.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5.7cm" svg:y="0.1cm">
          <draw:text-box>
            <text:p>Exon</text:p>
          </draw:text-box>
        </draw:frame>
        <draw:frame draw:style-name="gr4" draw:text-style-name="P3" draw:layer="layout" svg:width="2.5cm" svg:height="0.962cm" svg:x="25.7cm" svg:y="1.4cm">
          <draw:text-box>
            <text:p>Intron</text:p>
          </draw:text-box>
        </draw:frame>
        <draw:custom-shape draw:style-name="gr27" draw:text-style-name="P1" draw:layer="layout" svg:width="13.7cm" svg:height="0.816cm" svg:x="14cm" svg:y="5.53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.5cm" svg:height="0.815cm" svg:x="1cm" svg:y="9.9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.643cm" svg:height="0.815cm" svg:x="1cm" svg:y="9.93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285cm" svg:height="0.815cm" svg:x="3.582cm" svg:y="9.93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3.286cm" svg:height="0.815cm" svg:x="9.214cm" svg:y="9.933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cm" svg:y1="11.02cm" svg:x2="2.643cm" svg:y2="11.02cm">
          <text:p/>
        </draw:line>
        <draw:line draw:style-name="gr5" draw:text-style-name="P4" draw:layer="layout" svg:x1="3.582cm" svg:y1="11.02cm" svg:x2="6.868cm" svg:y2="11.02cm">
          <text:p/>
        </draw:line>
        <draw:line draw:style-name="gr5" draw:text-style-name="P4" draw:layer="layout" svg:x1="6.867cm" svg:y1="9.553cm" svg:x2="9.214cm" svg:y2="9.553cm">
          <text:p/>
        </draw:line>
        <draw:line draw:style-name="gr5" draw:text-style-name="P4" draw:layer="layout" svg:x1="2.643cm" svg:y1="9.553cm" svg:x2="3.582cm" svg:y2="9.553cm">
          <text:p/>
        </draw:line>
        <draw:line draw:style-name="gr5" draw:text-style-name="P4" draw:layer="layout" svg:x1="9.214cm" svg:y1="11.02cm" svg:x2="12.5cm" svg:y2="11.02cm">
          <text:p/>
        </draw:line>
        <draw:frame draw:style-name="gr4" draw:text-style-name="P6" draw:layer="layout" svg:width="1.408cm" svg:height="0.962cm" svg:x="1cm" svg:y="10.938cm">
          <draw:text-box>
            <text:p text:style-name="P5">30</text:p>
          </draw:text-box>
        </draw:frame>
        <draw:frame draw:style-name="gr4" draw:text-style-name="P6" draw:layer="layout" svg:width="1.408cm" svg:height="0.962cm" svg:x="2.408cm" svg:y="8.6cm">
          <draw:text-box>
            <text:p text:style-name="P5">20</text:p>
          </draw:text-box>
        </draw:frame>
        <draw:frame draw:style-name="gr4" draw:text-style-name="P6" draw:layer="layout" svg:width="1.408cm" svg:height="0.962cm" svg:x="4.52cm" svg:y="10.938cm">
          <draw:text-box>
            <text:p text:style-name="P5">60</text:p>
          </draw:text-box>
        </draw:frame>
        <draw:frame draw:style-name="gr4" draw:text-style-name="P6" draw:layer="layout" svg:width="1.408cm" svg:height="0.962cm" svg:x="7.337cm" svg:y="8.7cm">
          <draw:text-box>
            <text:p text:style-name="P5">30</text:p>
          </draw:text-box>
        </draw:frame>
        <draw:frame draw:style-name="gr4" draw:text-style-name="P6" draw:layer="layout" svg:width="1.408cm" svg:height="0.962cm" svg:x="10.247cm" svg:y="10.938cm">
          <draw:text-box>
            <text:p text:style-name="P5">60</text:p>
          </draw:text-box>
        </draw:frame>
        <draw:custom-shape draw:style-name="gr28" draw:text-style-name="P2" draw:layer="layout" svg:width="4.486cm" svg:height="0.815cm" svg:x="14.014cm" svg:y="5.53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4.486cm" svg:height="0.815cm" svg:x="23.214cm" svg:y="5.53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4.486cm" svg:height="0.815cm" svg:x="14.014cm" svg:y="5.533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4.114cm" svg:y1="6.591cm" svg:x2="18.5cm" svg:y2="6.591cm">
          <text:p/>
        </draw:line>
        <draw:frame draw:style-name="gr29" draw:text-style-name="P6" draw:layer="layout" svg:width="1.853cm" svg:height="0.991cm" svg:x="15.347cm" svg:y="6.609cm">
          <draw:text-box>
            <text:p text:style-name="P5">100</text:p>
          </draw:text-box>
        </draw:frame>
        <draw:line draw:style-name="gr5" draw:text-style-name="P4" draw:layer="layout" svg:x1="18.714cm" svg:y1="6.622cm" svg:x2="23.1cm" svg:y2="6.622cm">
          <text:p/>
        </draw:line>
        <draw:frame draw:style-name="gr29" draw:text-style-name="P6" draw:layer="layout" svg:width="1.853cm" svg:height="0.991cm" svg:x="19.947cm" svg:y="6.64cm">
          <draw:text-box>
            <text:p text:style-name="P5">100</text:p>
          </draw:text-box>
        </draw:frame>
        <draw:line draw:style-name="gr5" draw:text-style-name="P4" draw:layer="layout" svg:x1="23.314cm" svg:y1="6.553cm" svg:x2="27.7cm" svg:y2="6.553cm">
          <text:p/>
        </draw:line>
        <draw:frame draw:style-name="gr29" draw:text-style-name="P6" draw:layer="layout" svg:width="1.853cm" svg:height="0.991cm" svg:x="24.547cm" svg:y="6.571cm">
          <draw:text-box>
            <text:p text:style-name="P5">100</text:p>
          </draw:text-box>
        </draw:frame>
        <draw:line draw:style-name="gr30" draw:text-style-name="P4" draw:layer="layout" svg:x1="12.5cm" svg:y1="5.9cm" svg:x2="14cm" svg:y2="5.9cm">
          <text:p/>
        </draw:line>
        <draw:frame draw:style-name="gr4" draw:text-style-name="P3" draw:layer="layout" svg:width="7.5cm" svg:height="0.962cm" svg:x="0.501cm" svg:y="3.138cm">
          <draw:text-box>
            <text:p><text:span text:style-name="T1">basic-2-loci</text:span>_test.gff3</text:p>
          </draw:text-box>
        </draw:frame>
        <draw:frame draw:style-name="gr4" draw:text-style-name="P3" draw:layer="layout" svg:width="7.5cm" svg:height="0.962cm" svg:x="0.501cm" svg:y="12.338cm">
          <draw:text-box>
            <text:p><text:span text:style-name="T1">basic</text:span>_test.gff3</text:p>
          </draw:text-box>
        </draw:frame>
        <draw:frame draw:style-name="gr9" draw:text-style-name="P3" draw:layer="layout" svg:width="6cm" svg:height="1.673cm" svg:x="6cm" svg:y="12.827cm">
          <draw:text-box>
            <text:p>Identity : 150/150 = 100 %</text:p>
          </draw:text-box>
        </draw:frame>
        <draw:frame draw:style-name="gr9" draw:text-style-name="P3" draw:layer="layout" svg:width="6cm" svg:height="1.673cm" svg:x="20cm" svg:y="12.828cm">
          <draw:text-box>
            <text:p>Identity = 0 %</text:p>
          </draw:text-box>
        </draw:frame>
        <draw:line draw:style-name="gr31" draw:text-style-name="P4" draw:layer="layout" svg:x1="1cm" svg:y1="2.788cm" svg:x2="12.5cm" svg:y2="2.788cm">
          <text:p/>
        </draw:line>
        <draw:line draw:style-name="gr31" draw:text-style-name="P4" draw:layer="layout" svg:x1="14cm" svg:y1="2.788cm" svg:x2="27.5cm" svg:y2="2.788cm">
          <text:p/>
        </draw:line>
        <draw:frame draw:style-name="gr4" draw:text-style-name="P6" draw:layer="layout" svg:width="3.5cm" svg:height="0.962cm" svg:x="4.7cm" svg:y="1.288cm">
          <draw:text-box>
            <text:p text:style-name="P5">Cluster 0</text:p>
          </draw:text-box>
        </draw:frame>
        <draw:frame draw:style-name="gr4" draw:text-style-name="P6" draw:layer="layout" svg:width="3.5cm" svg:height="0.962cm" svg:x="17.2cm" svg:y="1.288cm">
          <draw:text-box>
            <text:p text:style-name="P5">Cluster 1</text:p>
          </draw:text-box>
        </draw:frame>
        <presentation:notes draw:style-name="dp2">
          <draw:page-thumbnail draw:style-name="gr8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custom-shape draw:style-name="gr6" draw:text-style-name="P2" draw:layer="layout" svg:width="2.7cm" svg:height="0.7cm" svg:x="20.5cm" svg:y="1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1cm">
          <draw:text-box>
            <text:p>Exon</text:p>
          </draw:text-box>
        </draw:frame>
        <draw:custom-shape draw:style-name="gr32" draw:text-style-name="P2" draw:layer="layout" svg:width="3.8cm" svg:height="0.7cm" svg:x="0.7cm" svg:y="6.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3.8cm" svg:height="0.7cm" svg:x="5.5cm" svg:y="6.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3.8cm" svg:height="0.7cm" svg:x="10.5cm" svg:y="6.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3.8cm" svg:height="0.7cm" svg:x="16.5cm" svg:y="6.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3.8cm" svg:height="0.7cm" svg:x="22.5cm" svg:y="6.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3.8cm" svg:height="0.7cm" svg:x="2.2cm" svg:y="9.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3.8cm" svg:height="0.7cm" svg:x="7cm" svg:y="9.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3.8cm" svg:height="0.7cm" svg:x="12cm" svg:y="9.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3.8cm" svg:height="0.7cm" svg:x="16.5cm" svg:y="9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3.2cm" svg:height="0.7cm" svg:x="21.4cm" svg:y="9.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2.3cm" svg:height="0.7cm" svg:x="25.1cm" svg:y="9.3cm">
          <text:p/>
          <draw:enhanced-geometry svg:viewBox="0 0 21600 21600" draw:type="rectangle" draw:enhanced-path="M 0 0 L 21600 0 21600 21600 0 21600 0 0 Z N"/>
        </draw:custom-shape>
        <draw:line draw:style-name="gr30" draw:text-style-name="P4" draw:layer="layout" svg:x1="4.5cm" svg:y1="7.2cm" svg:x2="5.5cm" svg:y2="7.2cm">
          <text:p/>
        </draw:line>
        <draw:line draw:style-name="gr30" draw:text-style-name="P4" draw:layer="layout" svg:x1="9.3cm" svg:y1="7.2cm" svg:x2="10.5cm" svg:y2="7.2cm">
          <text:p/>
        </draw:line>
        <draw:line draw:style-name="gr30" draw:text-style-name="P4" draw:layer="layout" svg:x1="14.3cm" svg:y1="7.2cm" svg:x2="16.5cm" svg:y2="7.2cm">
          <text:p/>
        </draw:line>
        <draw:line draw:style-name="gr30" draw:text-style-name="P4" draw:layer="layout" svg:x1="20.3cm" svg:y1="7.2cm" svg:x2="22.5cm" svg:y2="7.2cm">
          <text:p/>
        </draw:line>
        <draw:line draw:style-name="gr30" draw:text-style-name="P4" draw:layer="layout" svg:x1="6cm" svg:y1="9.7cm" svg:x2="7cm" svg:y2="9.7cm">
          <text:p/>
        </draw:line>
        <draw:line draw:style-name="gr30" draw:text-style-name="P4" draw:layer="layout" svg:x1="10.8cm" svg:y1="9.7cm" svg:x2="12cm" svg:y2="9.7cm">
          <text:p/>
        </draw:line>
        <draw:line draw:style-name="gr30" draw:text-style-name="P4" draw:layer="layout" svg:x1="15.8cm" svg:y1="9.7cm" svg:x2="16.5cm" svg:y2="9.7cm">
          <text:p/>
        </draw:line>
        <draw:line draw:style-name="gr30" draw:text-style-name="P4" draw:layer="layout" svg:x1="20.3cm" svg:y1="9.7cm" svg:x2="21.4cm" svg:y2="9.7cm">
          <text:p/>
        </draw:line>
        <draw:line draw:style-name="gr30" draw:text-style-name="P4" draw:layer="layout" svg:x1="24.6cm" svg:y1="9.7cm" svg:x2="25.1cm" svg:y2="9.7cm">
          <text:p/>
        </draw:line>
        <draw:frame draw:style-name="gr35" draw:text-style-name="P3" draw:layer="layout" svg:width="15.499cm" svg:height="2.384cm" svg:x="1.102cm" svg:y="5.738cm">
          <draw:text-box>
            <text:p>overlapping-loci_test.gff3</text:p>
          </draw:text-box>
        </draw:frame>
        <draw:frame draw:style-name="gr35" draw:text-style-name="P3" draw:layer="layout" svg:width="15.499cm" svg:height="2.384cm" svg:x="1.103cm" svg:y="8.238cm">
          <draw:text-box>
            <text:p>overlapping-loci-alt_test.gff3</text:p>
          </draw:text-box>
        </draw:frame>
        <draw:line draw:style-name="gr31" draw:text-style-name="P4" draw:layer="layout" svg:x1="0.7cm" svg:y1="5cm" svg:x2="16cm" svg:y2="5cm">
          <text:p/>
        </draw:line>
        <draw:frame draw:style-name="gr4" draw:text-style-name="P6" draw:layer="layout" svg:width="3.5cm" svg:height="0.962cm" svg:x="6.8cm" svg:y="3.7cm">
          <draw:text-box>
            <text:p text:style-name="P5">Cluster 0</text:p>
          </draw:text-box>
        </draw:frame>
        <draw:line draw:style-name="gr31" draw:text-style-name="P4" draw:layer="layout" svg:x1="16.4cm" svg:y1="4.988cm" svg:x2="20.4cm" svg:y2="4.988cm">
          <text:p/>
        </draw:line>
        <draw:frame draw:style-name="gr4" draw:text-style-name="P6" draw:layer="layout" svg:width="3.5cm" svg:height="0.962cm" svg:x="16.7cm" svg:y="3.8cm">
          <draw:text-box>
            <text:p text:style-name="P5">Cluster 6</text:p>
          </draw:text-box>
        </draw:frame>
        <draw:line draw:style-name="gr31" draw:text-style-name="P4" draw:layer="layout" svg:x1="21.4cm" svg:y1="4.976cm" svg:x2="27.5cm" svg:y2="5cm">
          <text:p/>
        </draw:line>
        <draw:frame draw:style-name="gr4" draw:text-style-name="P6" draw:layer="layout" svg:width="3.5cm" svg:height="0.962cm" svg:x="22.6cm" svg:y="3.788cm">
          <draw:text-box>
            <text:p text:style-name="P5">Cluster 8</text:p>
          </draw:text-box>
        </draw:frame>
        <presentation:notes draw:style-name="dp2">
          <draw:page-thumbnail draw:style-name="gr8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_20_short" draw:display-name="Arrow short" svg:viewBox="0 0 20 13" svg:d="M0 13l10-13 10 13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stroke-dash draw:name="Dash" draw:style="rect" draw:dots1="1" draw:dots1-length="300%" draw:distance="1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3T14:33:27.671613545</meta:creation-date>
    <dc:date>2024-05-30T16:11:35.052521577</dc:date>
    <meta:editing-duration>PT4H15M18S</meta:editing-duration>
    <meta:editing-cycles>98</meta:editing-cycles>
    <meta:generator>LibreOffice/7.3.7.2$Linux_X86_64 LibreOffice_project/30$Build-2</meta:generator>
    <meta:document-statistic meta:object-count="554"/>
  </office:meta>
</office:document-meta>
</file>